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" svg:font-family="&quot;Times New Roman&quot;"/>
    <style:font-face style:name="細明體" svg:font-family="細明體"/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ext-properties fo:color="#FF0000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5" style:family="table-cell" style:parent-style-name="Default" style:data-style-name="N0">
      <style:table-cell-properties style:vertical-align="automatic"/>
    </style:style>
    <style:style style:name="ce6" style:family="table-cell" style:parent-style-name="Default" style:data-style-name="N0">
      <style:table-cell-properties style:vertical-align="middle"/>
      <style:text-properties style:font-name="新細明體" style:font-name-asian="新細明體" style:font-name-complex="新細明體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FF0000"/>
    </style:style>
    <style:style style:name="ce9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fo:color="#FF0000" style:font-name="細明體" style:font-name-asian="細明體" style:font-name-complex="細明體" style:font-family-generic="modern"/>
    </style:style>
    <style:style style:name="ce10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1" style:family="table-cell" style:parent-style-name="Default" style:data-style-name="N0">
      <style:text-properties style:font-name="新細明體" style:font-name-asian="新細明體" style:font-name-complex="新細明體"/>
    </style:style>
    <style:style style:name="ce12" style:family="table-cell" style:parent-style-name="Default" style:data-style-name="N0">
      <style:table-cell-properties style:vertical-align="middle"/>
    </style:style>
    <style:style style:name="ce13" style:family="table-cell" style:parent-style-name="_19968__33324__Book3" style:data-style-name="N48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4" style:family="table-cell" style:parent-style-name="_19968__33324__92.10_22806__31821__33287__22823__38520__37197__20598__35657__20214__21029__21450__22283__31821__21029_" style:data-style-name="N49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style:font-name="新細明體" style:font-name-asian="新細明體" style:font-name-complex="新細明體"/>
    </style:style>
    <style:style style:name="ce15" style:family="table-cell" style:parent-style-name="_19968__33324__Book3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6" style:family="table-cell" style:parent-style-name="Default" style:data-style-name="N0">
      <style:table-cell-properties fo:border-top="none" fo:border-bottom="thin solid #000000" fo:border-left="none" fo:border-right="thin solid #000000" style:vertical-align="middle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" style:family="table-cell" style:parent-style-name="_19968__33324__Book3" style:data-style-name="N48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8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19" style:family="table-cell" style:parent-style-name="_19968__33324__Book3" style:data-style-name="N48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2" style:family="table-cell" style:parent-style-name="_19968__33324__Book3" style:data-style-name="N48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/>
    </style:style>
    <style:style style:name="ce23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/>
    </style:style>
    <style:style style:name="ce24" style:family="table-cell" style:parent-style-name="_19968__33324__Book3" style:data-style-name="N48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_19968__33324__Book3" style:data-style-name="N48">
      <style:table-cell-properties fo:border-top="thin solid #000000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27" style:family="table-cell" style:parent-style-name="_19968__33324__92.10_22806__31821__33287__22823__38520__37197__20598__35657__20214__21029__21450__22283__31821__21029_" style:data-style-name="N49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/>
    </style:style>
    <style:style style:name="ce28" style:family="table-cell" style:parent-style-name="_19968__33324__Book3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/>
    </style:style>
    <style:style style:name="ce29" style:family="table-cell" style:parent-style-name="_21315__20998__20301__91_0_93_" style:data-style-name="N5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31" style:family="table-cell" style:parent-style-name="_19968__33324__Book2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2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33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3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3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37" style:family="table-cell" style:parent-style-name="_21315__20998__20301__91_0_93_" style:data-style-name="N50">
      <style:table-cell-properties fo:border-top="thin solid #000000" fo:border-bottom="thin solid #000000" fo:border-left="none" fo:border-right="none" style:vertical-align="middle" style:cell-protect="none" style:repeat-content="false"/>
      <style:paragraph-properties fo:text-align="center"/>
    </style:style>
    <style:style style:name="ce38" style:family="table-cell" style:parent-style-name="_21315__20998__20301__91_0_93_" style:data-style-name="N50">
      <style:table-cell-properties fo:border-top="thin solid #000000" fo:border-bottom="thin solid #000000" fo:border-left="thin solid #000000" fo:border-right="none" style:vertical-align="middle" style:cell-protect="none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1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44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4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46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47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4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49" style:family="table-cell" style:parent-style-name="_21315__20998__20301__91_0_93_" style:data-style-name="N50">
      <style:table-cell-properties fo:border-top="none" fo:border-bottom="thin solid #000000" fo:border-left="none" fo:border-right="none" style:vertical-align="middle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50" style:family="table-cell" style:parent-style-name="_21315__20998__20301__91_0_93_" style:data-style-name="N5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51" style:family="table-cell" style:parent-style-name="Default" style:data-style-name="N0">
      <style:table-cell-properties style:vertical-align="automatic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5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5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5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5" style:family="table-cell" style:parent-style-name="_21315__20998__20301__91_0_93_" style:data-style-name="N50">
      <style:table-cell-properties fo:border="thin solid #000000" style:vertical-align="middle" style:cell-protect="none" style:repeat-content="false"/>
      <style:paragraph-properties fo:text-align="center"/>
    </style:style>
    <style:style style:name="ce5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143125cm"/>
    </style:style>
    <style:style style:name="co2" style:family="table-column">
      <style:table-column-properties fo:break-before="auto" style:column-width="2.80458333333333cm"/>
    </style:style>
    <style:style style:name="co3" style:family="table-column">
      <style:table-column-properties fo:break-before="auto" style:column-width="2.83104166666667cm"/>
    </style:style>
    <style:style style:name="co4" style:family="table-column">
      <style:table-column-properties fo:break-before="auto" style:column-width="2.56645833333333cm"/>
    </style:style>
    <style:style style:name="co5" style:family="table-column">
      <style:table-column-properties fo:break-before="auto" style:column-width="2.03729166666667cm"/>
    </style:style>
    <style:style style:name="co6" style:family="table-column">
      <style:table-column-properties fo:break-before="auto" style:column-width="1.24354166666667cm"/>
    </style:style>
    <style:style style:name="co7" style:family="table-column">
      <style:table-column-properties fo:break-before="auto" style:column-width="2.48708333333333cm"/>
    </style:style>
    <style:style style:name="co8" style:family="table-column">
      <style:table-column-properties fo:break-before="auto" style:column-width="1.508125cm"/>
    </style:style>
    <style:style style:name="co9" style:family="table-column">
      <style:table-column-properties fo:break-before="auto" style:column-width="2.51354166666667cm"/>
    </style:style>
    <style:style style:name="co10" style:family="table-column">
      <style:table-column-properties fo:break-before="auto" style:column-width="1.48166666666667cm"/>
    </style:style>
    <style:style style:name="co11" style:family="table-column">
      <style:table-column-properties fo:break-before="auto" style:column-width="2.778125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32833333333333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15pt" style:use-optimal-row-height="false" fo:break-before="auto"/>
    </style:style>
    <style:style style:name="ro3" style:family="table-row">
      <style:table-row-properties style:row-height="27.15pt" style:use-optimal-row-height="false" fo:break-before="auto"/>
    </style:style>
    <style:style style:name="ro4" style:family="table-row">
      <style:table-row-properties style:row-height="22.35pt" style:use-optimal-row-height="false" fo:break-before="auto"/>
    </style:style>
    <style:style style:name="ro5" style:family="table-row">
      <style:table-row-properties style:row-height="25.2pt" style:use-optimal-row-height="false" fo:break-before="auto"/>
    </style:style>
    <style:style style:name="ro6" style:family="table-row">
      <style:table-row-properties style:row-height="21pt" style:use-optimal-row-height="false" fo:break-before="auto"/>
    </style:style>
    <style:style style:name="ro7" style:family="table-row">
      <style:table-row-properties style:row-height="22.8pt" style:use-optimal-row-height="false" fo:break-before="auto"/>
    </style:style>
    <style:style style:name="ro8" style:family="table-row">
      <style:table-row-properties style:row-height="25.8pt" style:use-optimal-row-height="false" fo:break-before="auto"/>
    </style:style>
    <style:style style:name="ro9" style:family="table-row">
      <style:table-row-properties style:row-height="24.6pt" style:use-optimal-row-height="false" fo:break-before="auto"/>
    </style:style>
    <style:style style:name="ro10" style:family="table-row">
      <style:table-row-properties style:row-height="23.4pt" style:use-optimal-row-height="false" fo:break-before="auto"/>
    </style:style>
    <style:style style:name="ro11" style:family="table-row">
      <style:table-row-properties style:row-height="19.8pt" style:use-optimal-row-height="false" fo:break-before="auto"/>
    </style:style>
    <style:style style:name="ro12" style:family="table-row">
      <style:table-row-properties style:row-height="15.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齡結構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11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4" table:default-cell-style-name="ce1"/>
        <table:table-column table:style-name="co12" table:number-columns-repeated="2" table:default-cell-style-name="ce1"/>
        <table:table-column table:style-name="co10" table:default-cell-style-name="ce2"/>
        <table:table-column table:style-name="co13" table:number-columns-repeated="16352" table:default-cell-style-name="ce1"/>
        <table:table-row table:style-name="ro1">
          <table:table-cell office:value-type="string" table:number-columns-spanned="32" table:number-rows-spanned="1" table:style-name="ce53">
            <text:p>各縣市人口年齡結構重要指標</text:p>
          </table:table-cell>
          <table:covered-table-cell table:number-columns-repeated="31"/>
          <table:table-cell table:number-columns-repeated="16352"/>
        </table:table-row>
        <table:table-row table:style-name="ro2">
          <table:table-cell table:number-columns-repeated="2" table:style-name="ce1"/>
          <table:table-cell table:number-columns-repeated="12" table:style-name="ce49"/>
          <table:table-cell table:style-name="ce1"/>
          <table:table-cell office:value-type="string" table:style-name="ce50">
            <text:p><text:s text:c="7"/>中 華 民 國 106 年 4 月 底</text:p>
          </table:table-cell>
          <table:table-cell table:number-columns-repeated="13" table:style-name="ce49"/>
          <table:table-cell table:number-columns-repeated="2" table:style-name="ce48"/>
          <table:table-cell office:value-type="string" table:style-name="ce47">
            <text:p><text:s text:c="9"/>單位：人；%</text:p>
          </table:table-cell>
          <table:table-cell table:number-columns-repeated="16352"/>
        </table:table-row>
        <table:table-row table:style-name="ro3">
          <table:table-cell office:value-type="string" table:number-columns-spanned="1" table:number-rows-spanned="2" table:style-name="ce43">
            <text:p>區域別</text:p>
          </table:table-cell>
          <table:table-cell office:value-type="string" table:number-columns-spanned="3" table:number-rows-spanned="1" table:style-name="ce56">
            <text:p>總 <text:s text:c="4"/>計</text:p>
          </table:table-cell>
          <table:covered-table-cell table:number-columns-repeated="2"/>
          <table:table-cell office:value-type="string" table:number-columns-spanned="4" table:number-rows-spanned="1" table:style-name="ce54">
            <text:p>0 ～ 4歲</text:p>
          </table:table-cell>
          <table:covered-table-cell table:number-columns-repeated="3"/>
          <table:table-cell office:value-type="string" table:number-columns-spanned="4" table:number-rows-spanned="1" table:style-name="ce35">
            <text:p>0<text:s/><text:span text:style-name="T5">～</text:span><text:s/>6<text:span text:style-name="T5">歲</text:span></text:p>
          </table:table-cell>
          <table:covered-table-cell table:number-columns-repeated="3"/>
          <table:table-cell office:value-type="string" table:number-columns-spanned="4" table:number-rows-spanned="1" table:style-name="ce35">
            <text:p>0<text:s/><text:span text:style-name="T5">～</text:span><text:s/>11<text:span text:style-name="T5">歲</text:span></text:p>
          </table:table-cell>
          <table:covered-table-cell table:number-columns-repeated="3"/>
          <table:table-cell office:value-type="string" table:number-columns-spanned="4" table:number-rows-spanned="1" table:style-name="ce35">
            <text:p>0<text:s/><text:span text:style-name="T5">～</text:span><text:s/>12<text:span text:style-name="T5">歲</text:span></text:p>
          </table:table-cell>
          <table:covered-table-cell table:number-columns-repeated="3"/>
          <table:table-cell office:value-type="string" table:number-columns-spanned="4" table:number-rows-spanned="1" table:style-name="ce35">
            <text:p>12<text:s/><text:span text:style-name="T5">～</text:span><text:s/>17<text:span text:style-name="T5">歲</text:span></text:p>
          </table:table-cell>
          <table:covered-table-cell table:number-columns-repeated="3"/>
          <table:table-cell office:value-type="string" table:number-columns-spanned="4" table:number-rows-spanned="1" table:style-name="ce55">
            <text:p>20<text:span text:style-name="T3">歲以上</text:span></text:p>
          </table:table-cell>
          <table:covered-table-cell table:number-columns-repeated="3"/>
          <table:table-cell office:value-type="string" table:number-columns-spanned="4" table:number-rows-spanned="1" table:style-name="ce34">
            <text:p>65<text:span text:style-name="T5">歲以上</text:span></text:p>
          </table:table-cell>
          <table:covered-table-cell table:number-columns-repeated="3"/>
          <table:table-cell table:number-columns-repeated="16352"/>
        </table:table-row>
        <table:table-row table:style-name="ro4">
          <table:covered-table-cell/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0">
            <text:p>％</text:p>
          </table:table-cell>
          <table:table-cell table:number-columns-repeated="16352"/>
        </table:table-row>
        <table:table-row table:style-name="ro5">
          <table:table-cell office:value-type="string" table:style-name="ce29">
            <text:p>總 <text:s text:c="3"/>計</text:p>
          </table:table-cell>
          <table:table-cell office:value-type="float" office:value="23547448" table:style-name="ce27">
            <text:p>23,547,448</text:p>
          </table:table-cell>
          <table:table-cell office:value-type="float" office:value="11717633" table:style-name="ce27">
            <text:p>11,717,633</text:p>
          </table:table-cell>
          <table:table-cell office:value-type="float" office:value="11829815" table:style-name="ce27">
            <text:p>11,829,815</text:p>
          </table:table-cell>
          <table:table-cell office:value-type="float" office:value="1055521" table:style-name="ce27">
            <text:p>1,055,521</text:p>
          </table:table-cell>
          <table:table-cell office:value-type="float" office:value="546565" table:style-name="ce27">
            <text:p>546,565</text:p>
          </table:table-cell>
          <table:table-cell office:value-type="float" office:value="508956" table:style-name="ce27">
            <text:p>508,956</text:p>
          </table:table-cell>
          <table:table-cell office:value-type="float" office:value="4.4800000000000004" table:style-name="ce28">
            <text:p>4.48</text:p>
          </table:table-cell>
          <table:table-cell office:value-type="float" office:value="1441380" table:style-name="ce27">
            <text:p>1,441,380</text:p>
          </table:table-cell>
          <table:table-cell office:value-type="float" office:value="746819" table:style-name="ce27">
            <text:p>746,819</text:p>
          </table:table-cell>
          <table:table-cell office:value-type="float" office:value="694561" table:style-name="ce27">
            <text:p>694,561</text:p>
          </table:table-cell>
          <table:table-cell office:value-type="float" office:value="6.12" table:style-name="ce28">
            <text:p>6.12</text:p>
          </table:table-cell>
          <table:table-cell office:value-type="float" office:value="2446184" table:style-name="ce27">
            <text:p>2,446,184</text:p>
          </table:table-cell>
          <table:table-cell office:value-type="float" office:value="1271390" table:style-name="ce27">
            <text:p>1,271,390</text:p>
          </table:table-cell>
          <table:table-cell office:value-type="float" office:value="1174794" table:style-name="ce27">
            <text:p>1,174,794</text:p>
          </table:table-cell>
          <table:table-cell office:value-type="float" office:value="10.39" table:style-name="ce28">
            <text:p>10.39</text:p>
          </table:table-cell>
          <table:table-cell office:value-type="float" office:value="2661969" table:style-name="ce27">
            <text:p>2,661,969</text:p>
          </table:table-cell>
          <table:table-cell office:value-type="float" office:value="1384207" table:style-name="ce27">
            <text:p>1,384,207</text:p>
          </table:table-cell>
          <table:table-cell office:value-type="float" office:value="1277762" table:style-name="ce27">
            <text:p>1,277,762</text:p>
          </table:table-cell>
          <table:table-cell office:value-type="float" office:value="11.3" table:style-name="ce28">
            <text:p>11.30</text:p>
          </table:table-cell>
          <table:table-cell office:value-type="float" office:value="1511993" table:style-name="ce27">
            <text:p>1,511,993</text:p>
          </table:table-cell>
          <table:table-cell office:value-type="float" office:value="789777" table:style-name="ce27">
            <text:p>789,777</text:p>
          </table:table-cell>
          <table:table-cell office:value-type="float" office:value="722216" table:style-name="ce27">
            <text:p>722,216</text:p>
          </table:table-cell>
          <table:table-cell office:value-type="float" office:value="6.42" table:style-name="ce28">
            <text:p>6.42</text:p>
          </table:table-cell>
          <table:table-cell office:value-type="float" office:value="19009681" table:style-name="ce27">
            <text:p>19,009,681</text:p>
          </table:table-cell>
          <table:table-cell office:value-type="float" office:value="9354694" table:style-name="ce27">
            <text:p>9,354,694</text:p>
          </table:table-cell>
          <table:table-cell office:value-type="float" office:value="9654987" table:style-name="ce27">
            <text:p>9,654,987</text:p>
          </table:table-cell>
          <table:table-cell office:value-type="float" office:value="80.73" table:style-name="ce28">
            <text:p>80.73</text:p>
          </table:table-cell>
          <table:table-cell office:value-type="float" office:value="3164620" table:style-name="ce27">
            <text:p>3,164,620</text:p>
          </table:table-cell>
          <table:table-cell office:value-type="float" office:value="1457483" table:style-name="ce27">
            <text:p>1,457,483</text:p>
          </table:table-cell>
          <table:table-cell office:value-type="float" office:value="1707137" table:style-name="ce27">
            <text:p>1,707,137</text:p>
          </table:table-cell>
          <table:table-cell office:value-type="float" office:value="13.44" table:style-name="ce26">
            <text:p>13.44</text:p>
          </table:table-cell>
          <table:table-cell table:number-columns-repeated="16352"/>
        </table:table-row>
        <table:table-row table:style-name="ro6">
          <table:table-cell office:value-type="string" table:style-name="ce21">
            <text:p>新北市</text:p>
          </table:table-cell>
          <table:table-cell office:value-type="float" office:value="3980867" table:style-name="ce23">
            <text:p>3,980,867</text:p>
          </table:table-cell>
          <table:table-cell office:value-type="float" office:value="1952123" table:style-name="ce23">
            <text:p>1,952,123</text:p>
          </table:table-cell>
          <table:table-cell office:value-type="float" office:value="2028744" table:style-name="ce23">
            <text:p>2,028,744</text:p>
          </table:table-cell>
          <table:table-cell office:value-type="float" office:value="168082" table:style-name="ce23">
            <text:p>168,082</text:p>
          </table:table-cell>
          <table:table-cell office:value-type="float" office:value="86920" table:style-name="ce23">
            <text:p>86,920</text:p>
          </table:table-cell>
          <table:table-cell office:value-type="float" office:value="81162" table:style-name="ce23">
            <text:p>81,162</text:p>
          </table:table-cell>
          <table:table-cell office:value-type="float" office:value="4.22" table:style-name="ce24">
            <text:p>4.22</text:p>
          </table:table-cell>
          <table:table-cell office:value-type="float" office:value="231813" table:style-name="ce23">
            <text:p>231,813</text:p>
          </table:table-cell>
          <table:table-cell office:value-type="float" office:value="119872" table:style-name="ce23">
            <text:p>119,872</text:p>
          </table:table-cell>
          <table:table-cell office:value-type="float" office:value="111941" table:style-name="ce23">
            <text:p>111,941</text:p>
          </table:table-cell>
          <table:table-cell office:value-type="float" office:value="5.82" table:style-name="ce24">
            <text:p>5.82</text:p>
          </table:table-cell>
          <table:table-cell office:value-type="float" office:value="396686" table:style-name="ce23">
            <text:p>396,686</text:p>
          </table:table-cell>
          <table:table-cell office:value-type="float" office:value="205889" table:style-name="ce23">
            <text:p>205,889</text:p>
          </table:table-cell>
          <table:table-cell office:value-type="float" office:value="190797" table:style-name="ce23">
            <text:p>190,797</text:p>
          </table:table-cell>
          <table:table-cell office:value-type="float" office:value="9.9600000000000009" table:style-name="ce24">
            <text:p>9.96</text:p>
          </table:table-cell>
          <table:table-cell office:value-type="float" office:value="430661" table:style-name="ce23">
            <text:p>430,661</text:p>
          </table:table-cell>
          <table:table-cell office:value-type="float" office:value="223613" table:style-name="ce23">
            <text:p>223,613</text:p>
          </table:table-cell>
          <table:table-cell office:value-type="float" office:value="207048" table:style-name="ce23">
            <text:p>207,048</text:p>
          </table:table-cell>
          <table:table-cell office:value-type="float" office:value="10.82" table:style-name="ce24">
            <text:p>10.82</text:p>
          </table:table-cell>
          <table:table-cell office:value-type="float" office:value="243474" table:style-name="ce23">
            <text:p>243,474</text:p>
          </table:table-cell>
          <table:table-cell office:value-type="float" office:value="126944" table:style-name="ce23">
            <text:p>126,944</text:p>
          </table:table-cell>
          <table:table-cell office:value-type="float" office:value="116530" table:style-name="ce23">
            <text:p>116,530</text:p>
          </table:table-cell>
          <table:table-cell office:value-type="float" office:value="6.12" table:style-name="ce24">
            <text:p>6.12</text:p>
          </table:table-cell>
          <table:table-cell office:value-type="float" office:value="3245687" table:style-name="ce23">
            <text:p>3,245,687</text:p>
          </table:table-cell>
          <table:table-cell office:value-type="float" office:value="1569944" table:style-name="ce23">
            <text:p>1,569,944</text:p>
          </table:table-cell>
          <table:table-cell office:value-type="float" office:value="1675743" table:style-name="ce23">
            <text:p>1,675,743</text:p>
          </table:table-cell>
          <table:table-cell office:value-type="float" office:value="81.53" table:style-name="ce24">
            <text:p>81.53</text:p>
          </table:table-cell>
          <table:table-cell office:value-type="float" office:value="478730" table:style-name="ce23">
            <text:p>478,730</text:p>
          </table:table-cell>
          <table:table-cell office:value-type="float" office:value="220007" table:style-name="ce23">
            <text:p>220,007</text:p>
          </table:table-cell>
          <table:table-cell office:value-type="float" office:value="258723" table:style-name="ce23">
            <text:p>258,723</text:p>
          </table:table-cell>
          <table:table-cell office:value-type="float" office:value="12.03" table:style-name="ce22">
            <text:p>12.03</text:p>
          </table:table-cell>
          <table:table-cell table:number-columns-repeated="16352"/>
        </table:table-row>
        <table:table-row table:style-name="ro6">
          <table:table-cell office:value-type="string" table:style-name="ce25">
            <text:p>臺北市</text:p>
          </table:table-cell>
          <table:table-cell office:value-type="float" office:value="2692118" table:style-name="ce23">
            <text:p>2,692,118</text:p>
          </table:table-cell>
          <table:table-cell office:value-type="float" office:value="1287277" table:style-name="ce23">
            <text:p>1,287,277</text:p>
          </table:table-cell>
          <table:table-cell office:value-type="float" office:value="1404841" table:style-name="ce23">
            <text:p>1,404,841</text:p>
          </table:table-cell>
          <table:table-cell office:value-type="float" office:value="147943" table:style-name="ce23">
            <text:p>147,943</text:p>
          </table:table-cell>
          <table:table-cell office:value-type="float" office:value="76201" table:style-name="ce23">
            <text:p>76,201</text:p>
          </table:table-cell>
          <table:table-cell office:value-type="float" office:value="71742" table:style-name="ce23">
            <text:p>71,742</text:p>
          </table:table-cell>
          <table:table-cell office:value-type="float" office:value="5.5" table:style-name="ce24">
            <text:p>5.50</text:p>
          </table:table-cell>
          <table:table-cell office:value-type="float" office:value="195151" table:style-name="ce23">
            <text:p>195,151</text:p>
          </table:table-cell>
          <table:table-cell office:value-type="float" office:value="100647" table:style-name="ce23">
            <text:p>100,647</text:p>
          </table:table-cell>
          <table:table-cell office:value-type="float" office:value="94504" table:style-name="ce23">
            <text:p>94,504</text:p>
          </table:table-cell>
          <table:table-cell office:value-type="float" office:value="7.25" table:style-name="ce24">
            <text:p>7.25</text:p>
          </table:table-cell>
          <table:table-cell office:value-type="float" office:value="303475" table:style-name="ce23">
            <text:p>303,475</text:p>
          </table:table-cell>
          <table:table-cell office:value-type="float" office:value="157096" table:style-name="ce23">
            <text:p>157,096</text:p>
          </table:table-cell>
          <table:table-cell office:value-type="float" office:value="146379" table:style-name="ce23">
            <text:p>146,379</text:p>
          </table:table-cell>
          <table:table-cell office:value-type="float" office:value="11.27" table:style-name="ce24">
            <text:p>11.27</text:p>
          </table:table-cell>
          <table:table-cell office:value-type="float" office:value="326397" table:style-name="ce23">
            <text:p>326,397</text:p>
          </table:table-cell>
          <table:table-cell office:value-type="float" office:value="169250" table:style-name="ce23">
            <text:p>169,250</text:p>
          </table:table-cell>
          <table:table-cell office:value-type="float" office:value="157147" table:style-name="ce23">
            <text:p>157,147</text:p>
          </table:table-cell>
          <table:table-cell office:value-type="float" office:value="12.12" table:style-name="ce24">
            <text:p>12.12</text:p>
          </table:table-cell>
          <table:table-cell office:value-type="float" office:value="151191" table:style-name="ce23">
            <text:p>151,191</text:p>
          </table:table-cell>
          <table:table-cell office:value-type="float" office:value="78967" table:style-name="ce23">
            <text:p>78,967</text:p>
          </table:table-cell>
          <table:table-cell office:value-type="float" office:value="72224" table:style-name="ce23">
            <text:p>72,224</text:p>
          </table:table-cell>
          <table:table-cell office:value-type="float" office:value="5.62" table:style-name="ce24">
            <text:p>5.62</text:p>
          </table:table-cell>
          <table:table-cell office:value-type="float" office:value="2182228" table:style-name="ce23">
            <text:p>2,182,228</text:p>
          </table:table-cell>
          <table:table-cell office:value-type="float" office:value="1022503" table:style-name="ce23">
            <text:p>1,022,503</text:p>
          </table:table-cell>
          <table:table-cell office:value-type="float" office:value="1159725" table:style-name="ce23">
            <text:p>1,159,725</text:p>
          </table:table-cell>
          <table:table-cell office:value-type="float" office:value="81.06" table:style-name="ce24">
            <text:p>81.06</text:p>
          </table:table-cell>
          <table:table-cell office:value-type="float" office:value="426298" table:style-name="ce23">
            <text:p>426,298</text:p>
          </table:table-cell>
          <table:table-cell office:value-type="float" office:value="191754" table:style-name="ce23">
            <text:p>191,754</text:p>
          </table:table-cell>
          <table:table-cell office:value-type="float" office:value="234544" table:style-name="ce23">
            <text:p>234,544</text:p>
          </table:table-cell>
          <table:table-cell office:value-type="float" office:value="15.84" table:style-name="ce22">
            <text:p>15.84</text:p>
          </table:table-cell>
          <table:table-cell table:number-columns-repeated="16352"/>
        </table:table-row>
        <table:table-row table:style-name="ro6">
          <table:table-cell office:value-type="string" table:style-name="ce21">
            <text:p>桃園市</text:p>
          </table:table-cell>
          <table:table-cell office:value-type="float" office:value="2160035" table:style-name="ce23">
            <text:p>2,160,035</text:p>
          </table:table-cell>
          <table:table-cell office:value-type="float" office:value="1077025" table:style-name="ce23">
            <text:p>1,077,025</text:p>
          </table:table-cell>
          <table:table-cell office:value-type="float" office:value="1083010" table:style-name="ce23">
            <text:p>1,083,010</text:p>
          </table:table-cell>
          <table:table-cell office:value-type="float" office:value="112336" table:style-name="ce23">
            <text:p>112,336</text:p>
          </table:table-cell>
          <table:table-cell office:value-type="float" office:value="58315" table:style-name="ce23">
            <text:p>58,315</text:p>
          </table:table-cell>
          <table:table-cell office:value-type="float" office:value="54021" table:style-name="ce23">
            <text:p>54,021</text:p>
          </table:table-cell>
          <table:table-cell office:value-type="float" office:value="5.2" table:style-name="ce24">
            <text:p>5.20</text:p>
          </table:table-cell>
          <table:table-cell office:value-type="float" office:value="152865" table:style-name="ce23">
            <text:p>152,865</text:p>
          </table:table-cell>
          <table:table-cell office:value-type="float" office:value="79151" table:style-name="ce23">
            <text:p>79,151</text:p>
          </table:table-cell>
          <table:table-cell office:value-type="float" office:value="73714" table:style-name="ce23">
            <text:p>73,714</text:p>
          </table:table-cell>
          <table:table-cell office:value-type="float" office:value="7.08" table:style-name="ce24">
            <text:p>7.08</text:p>
          </table:table-cell>
          <table:table-cell office:value-type="float" office:value="259106" table:style-name="ce23">
            <text:p>259,106</text:p>
          </table:table-cell>
          <table:table-cell office:value-type="float" office:value="134803" table:style-name="ce23">
            <text:p>134,803</text:p>
          </table:table-cell>
          <table:table-cell office:value-type="float" office:value="124303" table:style-name="ce23">
            <text:p>124,303</text:p>
          </table:table-cell>
          <table:table-cell office:value-type="float" office:value="12" table:style-name="ce24">
            <text:p>12.00</text:p>
          </table:table-cell>
          <table:table-cell office:value-type="float" office:value="281632" table:style-name="ce23">
            <text:p>281,632</text:p>
          </table:table-cell>
          <table:table-cell office:value-type="float" office:value="146658" table:style-name="ce23">
            <text:p>146,658</text:p>
          </table:table-cell>
          <table:table-cell office:value-type="float" office:value="134974" table:style-name="ce23">
            <text:p>134,974</text:p>
          </table:table-cell>
          <table:table-cell office:value-type="float" office:value="13.04" table:style-name="ce24">
            <text:p>13.04</text:p>
          </table:table-cell>
          <table:table-cell office:value-type="float" office:value="156318" table:style-name="ce23">
            <text:p>156,318</text:p>
          </table:table-cell>
          <table:table-cell office:value-type="float" office:value="81777" table:style-name="ce23">
            <text:p>81,777</text:p>
          </table:table-cell>
          <table:table-cell office:value-type="float" office:value="74541" table:style-name="ce23">
            <text:p>74,541</text:p>
          </table:table-cell>
          <table:table-cell office:value-type="float" office:value="7.24" table:style-name="ce24">
            <text:p>7.24</text:p>
          </table:table-cell>
          <table:table-cell office:value-type="float" office:value="1686745" table:style-name="ce23">
            <text:p>1,686,745</text:p>
          </table:table-cell>
          <table:table-cell office:value-type="float" office:value="830322" table:style-name="ce23">
            <text:p>830,322</text:p>
          </table:table-cell>
          <table:table-cell office:value-type="float" office:value="856423" table:style-name="ce23">
            <text:p>856,423</text:p>
          </table:table-cell>
          <table:table-cell office:value-type="float" office:value="78.09" table:style-name="ce24">
            <text:p>78.09</text:p>
          </table:table-cell>
          <table:table-cell office:value-type="float" office:value="225560" table:style-name="ce23">
            <text:p>225,560</text:p>
          </table:table-cell>
          <table:table-cell office:value-type="float" office:value="105847" table:style-name="ce23">
            <text:p>105,847</text:p>
          </table:table-cell>
          <table:table-cell office:value-type="float" office:value="119713" table:style-name="ce23">
            <text:p>119,713</text:p>
          </table:table-cell>
          <table:table-cell office:value-type="float" office:value="10.44" table:style-name="ce22">
            <text:p>10.44</text:p>
          </table:table-cell>
          <table:table-cell table:number-columns-repeated="16352"/>
        </table:table-row>
        <table:table-row table:style-name="ro6">
          <table:table-cell office:value-type="string" table:style-name="ce21">
            <text:p>臺中市</text:p>
          </table:table-cell>
          <table:table-cell office:value-type="float" office:value="2773527" table:style-name="ce23">
            <text:p>2,773,527</text:p>
          </table:table-cell>
          <table:table-cell office:value-type="float" office:value="1368815" table:style-name="ce23">
            <text:p>1,368,815</text:p>
          </table:table-cell>
          <table:table-cell office:value-type="float" office:value="1404712" table:style-name="ce23">
            <text:p>1,404,712</text:p>
          </table:table-cell>
          <table:table-cell office:value-type="float" office:value="139943" table:style-name="ce23">
            <text:p>139,943</text:p>
          </table:table-cell>
          <table:table-cell office:value-type="float" office:value="72643" table:style-name="ce23">
            <text:p>72,643</text:p>
          </table:table-cell>
          <table:table-cell office:value-type="float" office:value="67300" table:style-name="ce23">
            <text:p>67,300</text:p>
          </table:table-cell>
          <table:table-cell office:value-type="float" office:value="5.05" table:style-name="ce24">
            <text:p>5.05</text:p>
          </table:table-cell>
          <table:table-cell office:value-type="float" office:value="191563" table:style-name="ce23">
            <text:p>191,563</text:p>
          </table:table-cell>
          <table:table-cell office:value-type="float" office:value="99418" table:style-name="ce23">
            <text:p>99,418</text:p>
          </table:table-cell>
          <table:table-cell office:value-type="float" office:value="92145" table:style-name="ce23">
            <text:p>92,145</text:p>
          </table:table-cell>
          <table:table-cell office:value-type="float" office:value="6.91" table:style-name="ce24">
            <text:p>6.91</text:p>
          </table:table-cell>
          <table:table-cell office:value-type="float" office:value="321781" table:style-name="ce23">
            <text:p>321,781</text:p>
          </table:table-cell>
          <table:table-cell office:value-type="float" office:value="167163" table:style-name="ce23">
            <text:p>167,163</text:p>
          </table:table-cell>
          <table:table-cell office:value-type="float" office:value="154618" table:style-name="ce23">
            <text:p>154,618</text:p>
          </table:table-cell>
          <table:table-cell office:value-type="float" office:value="11.6" table:style-name="ce24">
            <text:p>11.60</text:p>
          </table:table-cell>
          <table:table-cell office:value-type="float" office:value="349668" table:style-name="ce23">
            <text:p>349,668</text:p>
          </table:table-cell>
          <table:table-cell office:value-type="float" office:value="181598" table:style-name="ce23">
            <text:p>181,598</text:p>
          </table:table-cell>
          <table:table-cell office:value-type="float" office:value="168070" table:style-name="ce23">
            <text:p>168,070</text:p>
          </table:table-cell>
          <table:table-cell office:value-type="float" office:value="12.61" table:style-name="ce24">
            <text:p>12.61</text:p>
          </table:table-cell>
          <table:table-cell office:value-type="float" office:value="194263" table:style-name="ce23">
            <text:p>194,263</text:p>
          </table:table-cell>
          <table:table-cell office:value-type="float" office:value="100818" table:style-name="ce23">
            <text:p>100,818</text:p>
          </table:table-cell>
          <table:table-cell office:value-type="float" office:value="93445" table:style-name="ce23">
            <text:p>93,445</text:p>
          </table:table-cell>
          <table:table-cell office:value-type="float" office:value="7" table:style-name="ce24">
            <text:p>7.00</text:p>
          </table:table-cell>
          <table:table-cell office:value-type="float" office:value="2183426" table:style-name="ce23">
            <text:p>2,183,426</text:p>
          </table:table-cell>
          <table:table-cell office:value-type="float" office:value="1062154" table:style-name="ce23">
            <text:p>1,062,154</text:p>
          </table:table-cell>
          <table:table-cell office:value-type="float" office:value="1121272" table:style-name="ce23">
            <text:p>1,121,272</text:p>
          </table:table-cell>
          <table:table-cell office:value-type="float" office:value="78.72" table:style-name="ce24">
            <text:p>78.72</text:p>
          </table:table-cell>
          <table:table-cell office:value-type="float" office:value="308532" table:style-name="ce23">
            <text:p>308,532</text:p>
          </table:table-cell>
          <table:table-cell office:value-type="float" office:value="142522" table:style-name="ce23">
            <text:p>142,522</text:p>
          </table:table-cell>
          <table:table-cell office:value-type="float" office:value="166010" table:style-name="ce23">
            <text:p>166,010</text:p>
          </table:table-cell>
          <table:table-cell office:value-type="float" office:value="11.12" table:style-name="ce22">
            <text:p>11.12</text:p>
          </table:table-cell>
          <table:table-cell table:number-columns-repeated="16352"/>
        </table:table-row>
        <table:table-row table:style-name="ro6">
          <table:table-cell office:value-type="string" table:style-name="ce21">
            <text:p>臺南市</text:p>
          </table:table-cell>
          <table:table-cell office:value-type="float" office:value="1886636" table:style-name="ce23">
            <text:p>1,886,636</text:p>
          </table:table-cell>
          <table:table-cell office:value-type="float" office:value="942889" table:style-name="ce23">
            <text:p>942,889</text:p>
          </table:table-cell>
          <table:table-cell office:value-type="float" office:value="943747" table:style-name="ce23">
            <text:p>943,747</text:p>
          </table:table-cell>
          <table:table-cell office:value-type="float" office:value="79055" table:style-name="ce23">
            <text:p>79,055</text:p>
          </table:table-cell>
          <table:table-cell office:value-type="float" office:value="40786" table:style-name="ce23">
            <text:p>40,786</text:p>
          </table:table-cell>
          <table:table-cell office:value-type="float" office:value="38269" table:style-name="ce23">
            <text:p>38,269</text:p>
          </table:table-cell>
          <table:table-cell office:value-type="float" office:value="4.1900000000000004" table:style-name="ce24">
            <text:p>4.19</text:p>
          </table:table-cell>
          <table:table-cell office:value-type="float" office:value="108204" table:style-name="ce23">
            <text:p>108,204</text:p>
          </table:table-cell>
          <table:table-cell office:value-type="float" office:value="56114" table:style-name="ce23">
            <text:p>56,114</text:p>
          </table:table-cell>
          <table:table-cell office:value-type="float" office:value="52090" table:style-name="ce23">
            <text:p>52,090</text:p>
          </table:table-cell>
          <table:table-cell office:value-type="float" office:value="5.74" table:style-name="ce24">
            <text:p>5.74</text:p>
          </table:table-cell>
          <table:table-cell office:value-type="float" office:value="184676" table:style-name="ce23">
            <text:p>184,676</text:p>
          </table:table-cell>
          <table:table-cell office:value-type="float" office:value="95860" table:style-name="ce23">
            <text:p>95,860</text:p>
          </table:table-cell>
          <table:table-cell office:value-type="float" office:value="88816" table:style-name="ce23">
            <text:p>88,816</text:p>
          </table:table-cell>
          <table:table-cell office:value-type="float" office:value="9.7899999999999991" table:style-name="ce24">
            <text:p>9.79</text:p>
          </table:table-cell>
          <table:table-cell office:value-type="float" office:value="200951" table:style-name="ce23">
            <text:p>200,951</text:p>
          </table:table-cell>
          <table:table-cell office:value-type="float" office:value="104337" table:style-name="ce23">
            <text:p>104,337</text:p>
          </table:table-cell>
          <table:table-cell office:value-type="float" office:value="96614" table:style-name="ce23">
            <text:p>96,614</text:p>
          </table:table-cell>
          <table:table-cell office:value-type="float" office:value="10.65" table:style-name="ce24">
            <text:p>10.65</text:p>
          </table:table-cell>
          <table:table-cell office:value-type="float" office:value="114788" table:style-name="ce23">
            <text:p>114,788</text:p>
          </table:table-cell>
          <table:table-cell office:value-type="float" office:value="59909" table:style-name="ce23">
            <text:p>59,909</text:p>
          </table:table-cell>
          <table:table-cell office:value-type="float" office:value="54879" table:style-name="ce23">
            <text:p>54,879</text:p>
          </table:table-cell>
          <table:table-cell office:value-type="float" office:value="6.08" table:style-name="ce24">
            <text:p>6.08</text:p>
          </table:table-cell>
          <table:table-cell office:value-type="float" office:value="1542673" table:style-name="ce23">
            <text:p>1,542,673</text:p>
          </table:table-cell>
          <table:table-cell office:value-type="float" office:value="763729" table:style-name="ce23">
            <text:p>763,729</text:p>
          </table:table-cell>
          <table:table-cell office:value-type="float" office:value="778944" table:style-name="ce23">
            <text:p>778,944</text:p>
          </table:table-cell>
          <table:table-cell office:value-type="float" office:value="81.77" table:style-name="ce24">
            <text:p>81.77</text:p>
          </table:table-cell>
          <table:table-cell office:value-type="float" office:value="263850" table:style-name="ce23">
            <text:p>263,850</text:p>
          </table:table-cell>
          <table:table-cell office:value-type="float" office:value="120913" table:style-name="ce23">
            <text:p>120,913</text:p>
          </table:table-cell>
          <table:table-cell office:value-type="float" office:value="142937" table:style-name="ce23">
            <text:p>142,937</text:p>
          </table:table-cell>
          <table:table-cell office:value-type="float" office:value="13.99" table:style-name="ce22">
            <text:p>13.99</text:p>
          </table:table-cell>
          <table:table-cell table:number-columns-repeated="16352"/>
        </table:table-row>
        <table:table-row table:style-name="ro6">
          <table:table-cell office:value-type="string" table:style-name="ce21">
            <text:p>高雄市</text:p>
          </table:table-cell>
          <table:table-cell office:value-type="float" office:value="2778734" table:style-name="ce23">
            <text:p>2,778,734</text:p>
          </table:table-cell>
          <table:table-cell office:value-type="float" office:value="1377883" table:style-name="ce23">
            <text:p>1,377,883</text:p>
          </table:table-cell>
          <table:table-cell office:value-type="float" office:value="1400851" table:style-name="ce23">
            <text:p>1,400,851</text:p>
          </table:table-cell>
          <table:table-cell office:value-type="float" office:value="112790" table:style-name="ce23">
            <text:p>112,790</text:p>
          </table:table-cell>
          <table:table-cell office:value-type="float" office:value="58275" table:style-name="ce23">
            <text:p>58,275</text:p>
          </table:table-cell>
          <table:table-cell office:value-type="float" office:value="54515" table:style-name="ce23">
            <text:p>54,515</text:p>
          </table:table-cell>
          <table:table-cell office:value-type="float" office:value="4.0599999999999996" table:style-name="ce24">
            <text:p>4.06</text:p>
          </table:table-cell>
          <table:table-cell office:value-type="float" office:value="154449" table:style-name="ce23">
            <text:p>154,449</text:p>
          </table:table-cell>
          <table:table-cell office:value-type="float" office:value="79877" table:style-name="ce23">
            <text:p>79,877</text:p>
          </table:table-cell>
          <table:table-cell office:value-type="float" office:value="74572" table:style-name="ce23">
            <text:p>74,572</text:p>
          </table:table-cell>
          <table:table-cell office:value-type="float" office:value="5.56" table:style-name="ce24">
            <text:p>5.56</text:p>
          </table:table-cell>
          <table:table-cell office:value-type="float" office:value="265772" table:style-name="ce23">
            <text:p>265,772</text:p>
          </table:table-cell>
          <table:table-cell office:value-type="float" office:value="137777" table:style-name="ce23">
            <text:p>137,777</text:p>
          </table:table-cell>
          <table:table-cell office:value-type="float" office:value="127995" table:style-name="ce23">
            <text:p>127,995</text:p>
          </table:table-cell>
          <table:table-cell office:value-type="float" office:value="9.56" table:style-name="ce24">
            <text:p>9.56</text:p>
          </table:table-cell>
          <table:table-cell office:value-type="float" office:value="289566" table:style-name="ce23">
            <text:p>289,566</text:p>
          </table:table-cell>
          <table:table-cell office:value-type="float" office:value="150157" table:style-name="ce23">
            <text:p>150,157</text:p>
          </table:table-cell>
          <table:table-cell office:value-type="float" office:value="139409" table:style-name="ce23">
            <text:p>139,409</text:p>
          </table:table-cell>
          <table:table-cell office:value-type="float" office:value="10.42" table:style-name="ce24">
            <text:p>10.42</text:p>
          </table:table-cell>
          <table:table-cell office:value-type="float" office:value="171797" table:style-name="ce23">
            <text:p>171,797</text:p>
          </table:table-cell>
          <table:table-cell office:value-type="float" office:value="89350" table:style-name="ce23">
            <text:p>89,350</text:p>
          </table:table-cell>
          <table:table-cell office:value-type="float" office:value="82447" table:style-name="ce23">
            <text:p>82,447</text:p>
          </table:table-cell>
          <table:table-cell office:value-type="float" office:value="6.18" table:style-name="ce24">
            <text:p>6.18</text:p>
          </table:table-cell>
          <table:table-cell office:value-type="float" office:value="2275089" table:style-name="ce23">
            <text:p>2,275,089</text:p>
          </table:table-cell>
          <table:table-cell office:value-type="float" office:value="1116666" table:style-name="ce23">
            <text:p>1,116,666</text:p>
          </table:table-cell>
          <table:table-cell office:value-type="float" office:value="1158423" table:style-name="ce23">
            <text:p>1,158,423</text:p>
          </table:table-cell>
          <table:table-cell office:value-type="float" office:value="81.88" table:style-name="ce24">
            <text:p>81.88</text:p>
          </table:table-cell>
          <table:table-cell office:value-type="float" office:value="381176" table:style-name="ce23">
            <text:p>381,176</text:p>
          </table:table-cell>
          <table:table-cell office:value-type="float" office:value="176222" table:style-name="ce23">
            <text:p>176,222</text:p>
          </table:table-cell>
          <table:table-cell office:value-type="float" office:value="204954" table:style-name="ce23">
            <text:p>204,954</text:p>
          </table:table-cell>
          <table:table-cell office:value-type="float" office:value="13.72" table:style-name="ce22">
            <text:p>13.72</text:p>
          </table:table-cell>
          <table:table-cell table:number-columns-repeated="16352"/>
        </table:table-row>
        <table:table-row table:style-name="ro7">
          <table:table-cell office:value-type="string" table:style-name="ce21">
            <text:p>臺灣省</text:p>
          </table:table-cell>
          <table:table-cell office:value-type="float" office:value="7127404" table:style-name="ce23">
            <text:p>7,127,404</text:p>
          </table:table-cell>
          <table:table-cell office:value-type="float" office:value="3636713" table:style-name="ce23">
            <text:p>3,636,713</text:p>
          </table:table-cell>
          <table:table-cell office:value-type="float" office:value="3490691" table:style-name="ce23">
            <text:p>3,490,691</text:p>
          </table:table-cell>
          <table:table-cell office:value-type="float" office:value="288801" table:style-name="ce23">
            <text:p>288,801</text:p>
          </table:table-cell>
          <table:table-cell office:value-type="float" office:value="149993" table:style-name="ce23">
            <text:p>149,993</text:p>
          </table:table-cell>
          <table:table-cell office:value-type="float" office:value="138808" table:style-name="ce23">
            <text:p>138,808</text:p>
          </table:table-cell>
          <table:table-cell office:value-type="float" office:value="4.05" table:style-name="ce24">
            <text:p>4.05</text:p>
          </table:table-cell>
          <table:table-cell office:value-type="float" office:value="399063" table:style-name="ce23">
            <text:p>399,063</text:p>
          </table:table-cell>
          <table:table-cell office:value-type="float" office:value="207425" table:style-name="ce23">
            <text:p>207,425</text:p>
          </table:table-cell>
          <table:table-cell office:value-type="float" office:value="191638" table:style-name="ce23">
            <text:p>191,638</text:p>
          </table:table-cell>
          <table:table-cell office:value-type="float" office:value="5.6" table:style-name="ce24">
            <text:p>5.60</text:p>
          </table:table-cell>
          <table:table-cell office:value-type="float" office:value="702279" table:style-name="ce23">
            <text:p>702,279</text:p>
          </table:table-cell>
          <table:table-cell office:value-type="float" office:value="366324" table:style-name="ce23">
            <text:p>366,324</text:p>
          </table:table-cell>
          <table:table-cell office:value-type="float" office:value="335955" table:style-name="ce23">
            <text:p>335,955</text:p>
          </table:table-cell>
          <table:table-cell office:value-type="float" office:value="9.85" table:style-name="ce24">
            <text:p>9.85</text:p>
          </table:table-cell>
          <table:table-cell office:value-type="float" office:value="769898" table:style-name="ce23">
            <text:p>769,898</text:p>
          </table:table-cell>
          <table:table-cell office:value-type="float" office:value="401717" table:style-name="ce23">
            <text:p>401,717</text:p>
          </table:table-cell>
          <table:table-cell office:value-type="float" office:value="368181" table:style-name="ce23">
            <text:p>368,181</text:p>
          </table:table-cell>
          <table:table-cell office:value-type="float" office:value="10.8" table:style-name="ce24">
            <text:p>10.80</text:p>
          </table:table-cell>
          <table:table-cell office:value-type="float" office:value="473842" table:style-name="ce23">
            <text:p>473,842</text:p>
          </table:table-cell>
          <table:table-cell office:value-type="float" office:value="248718" table:style-name="ce23">
            <text:p>248,718</text:p>
          </table:table-cell>
          <table:table-cell office:value-type="float" office:value="225124" table:style-name="ce23">
            <text:p>225,124</text:p>
          </table:table-cell>
          <table:table-cell office:value-type="float" office:value="6.65" table:style-name="ce24">
            <text:p>6.65</text:p>
          </table:table-cell>
          <table:table-cell office:value-type="float" office:value="5768315" table:style-name="ce23">
            <text:p>5,768,315</text:p>
          </table:table-cell>
          <table:table-cell office:value-type="float" office:value="2926174" table:style-name="ce23">
            <text:p>2,926,174</text:p>
          </table:table-cell>
          <table:table-cell office:value-type="float" office:value="2842141" table:style-name="ce23">
            <text:p>2,842,141</text:p>
          </table:table-cell>
          <table:table-cell office:value-type="float" office:value="80.930000000000007" table:style-name="ce24">
            <text:p>80.93</text:p>
          </table:table-cell>
          <table:table-cell office:value-type="float" office:value="1063110" table:style-name="ce23">
            <text:p>1,063,110</text:p>
          </table:table-cell>
          <table:table-cell office:value-type="float" office:value="491840" table:style-name="ce23">
            <text:p>491,840</text:p>
          </table:table-cell>
          <table:table-cell office:value-type="float" office:value="571270" table:style-name="ce23">
            <text:p>571,270</text:p>
          </table:table-cell>
          <table:table-cell office:value-type="float" office:value="14.92" table:style-name="ce22">
            <text:p>14.92</text:p>
          </table:table-cell>
          <table:table-cell table:number-columns-repeated="16352"/>
        </table:table-row>
        <table:table-row table:style-name="ro8">
          <table:table-cell office:value-type="string" table:style-name="ce20">
            <text:p>宜蘭縣</text:p>
          </table:table-cell>
          <table:table-cell office:value-type="float" office:value="457093" table:style-name="ce18">
            <text:p>457,093</text:p>
          </table:table-cell>
          <table:table-cell office:value-type="float" office:value="231436" table:style-name="ce18">
            <text:p>231,436</text:p>
          </table:table-cell>
          <table:table-cell office:value-type="float" office:value="225657" table:style-name="ce18">
            <text:p>225,657</text:p>
          </table:table-cell>
          <table:table-cell office:value-type="float" office:value="17547" table:style-name="ce18">
            <text:p>17,547</text:p>
          </table:table-cell>
          <table:table-cell office:value-type="float" office:value="9215" table:style-name="ce18">
            <text:p>9,215</text:p>
          </table:table-cell>
          <table:table-cell office:value-type="float" office:value="8332" table:style-name="ce18">
            <text:p>8,332</text:p>
          </table:table-cell>
          <table:table-cell office:value-type="float" office:value="3.84" table:style-name="ce19">
            <text:p>3.84</text:p>
          </table:table-cell>
          <table:table-cell office:value-type="float" office:value="24521" table:style-name="ce18">
            <text:p>24,521</text:p>
          </table:table-cell>
          <table:table-cell office:value-type="float" office:value="12842" table:style-name="ce18">
            <text:p>12,842</text:p>
          </table:table-cell>
          <table:table-cell office:value-type="float" office:value="11679" table:style-name="ce18">
            <text:p>11,679</text:p>
          </table:table-cell>
          <table:table-cell office:value-type="float" office:value="5.36" table:style-name="ce19">
            <text:p>5.36</text:p>
          </table:table-cell>
          <table:table-cell office:value-type="float" office:value="43181" table:style-name="ce18">
            <text:p>43,181</text:p>
          </table:table-cell>
          <table:table-cell office:value-type="float" office:value="22501" table:style-name="ce18">
            <text:p>22,501</text:p>
          </table:table-cell>
          <table:table-cell office:value-type="float" office:value="20680" table:style-name="ce18">
            <text:p>20,680</text:p>
          </table:table-cell>
          <table:table-cell office:value-type="float" office:value="9.4499999999999993" table:style-name="ce19">
            <text:p>9.45</text:p>
          </table:table-cell>
          <table:table-cell office:value-type="float" office:value="47370" table:style-name="ce18">
            <text:p>47,370</text:p>
          </table:table-cell>
          <table:table-cell office:value-type="float" office:value="24652" table:style-name="ce18">
            <text:p>24,652</text:p>
          </table:table-cell>
          <table:table-cell office:value-type="float" office:value="22718" table:style-name="ce18">
            <text:p>22,718</text:p>
          </table:table-cell>
          <table:table-cell office:value-type="float" office:value="10.36" table:style-name="ce19">
            <text:p>10.36</text:p>
          </table:table-cell>
          <table:table-cell office:value-type="float" office:value="29498" table:style-name="ce18">
            <text:p>29,498</text:p>
          </table:table-cell>
          <table:table-cell office:value-type="float" office:value="15394" table:style-name="ce18">
            <text:p>15,394</text:p>
          </table:table-cell>
          <table:table-cell office:value-type="float" office:value="14104" table:style-name="ce18">
            <text:p>14,104</text:p>
          </table:table-cell>
          <table:table-cell office:value-type="float" office:value="6.45" table:style-name="ce19">
            <text:p>6.45</text:p>
          </table:table-cell>
          <table:table-cell office:value-type="float" office:value="372471" table:style-name="ce18">
            <text:p>372,471</text:p>
          </table:table-cell>
          <table:table-cell office:value-type="float" office:value="187326" table:style-name="ce18">
            <text:p>187,326</text:p>
          </table:table-cell>
          <table:table-cell office:value-type="float" office:value="185145" table:style-name="ce18">
            <text:p>185,145</text:p>
          </table:table-cell>
          <table:table-cell office:value-type="float" office:value="81.489999999999995" table:style-name="ce19">
            <text:p>81.49</text:p>
          </table:table-cell>
          <table:table-cell office:value-type="float" office:value="68847" table:style-name="ce18">
            <text:p>68,847</text:p>
          </table:table-cell>
          <table:table-cell office:value-type="float" office:value="32000" table:style-name="ce18">
            <text:p>32,000</text:p>
          </table:table-cell>
          <table:table-cell office:value-type="float" office:value="36847" table:style-name="ce18">
            <text:p>36,847</text:p>
          </table:table-cell>
          <table:table-cell office:value-type="float" office:value="15.06" table:style-name="ce17">
            <text:p>15.06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新竹縣</text:p>
          </table:table-cell>
          <table:table-cell office:value-type="float" office:value="548660" table:style-name="ce18">
            <text:p>548,660</text:p>
          </table:table-cell>
          <table:table-cell office:value-type="float" office:value="280557" table:style-name="ce18">
            <text:p>280,557</text:p>
          </table:table-cell>
          <table:table-cell office:value-type="float" office:value="268103" table:style-name="ce18">
            <text:p>268,103</text:p>
          </table:table-cell>
          <table:table-cell office:value-type="float" office:value="29996" table:style-name="ce18">
            <text:p>29,996</text:p>
          </table:table-cell>
          <table:table-cell office:value-type="float" office:value="15523" table:style-name="ce18">
            <text:p>15,523</text:p>
          </table:table-cell>
          <table:table-cell office:value-type="float" office:value="14473" table:style-name="ce18">
            <text:p>14,473</text:p>
          </table:table-cell>
          <table:table-cell office:value-type="float" office:value="5.47" table:style-name="ce19">
            <text:p>5.47</text:p>
          </table:table-cell>
          <table:table-cell office:value-type="float" office:value="42282" table:style-name="ce18">
            <text:p>42,282</text:p>
          </table:table-cell>
          <table:table-cell office:value-type="float" office:value="21932" table:style-name="ce18">
            <text:p>21,932</text:p>
          </table:table-cell>
          <table:table-cell office:value-type="float" office:value="20350" table:style-name="ce18">
            <text:p>20,350</text:p>
          </table:table-cell>
          <table:table-cell office:value-type="float" office:value="7.71" table:style-name="ce19">
            <text:p>7.71</text:p>
          </table:table-cell>
          <table:table-cell office:value-type="float" office:value="72847" table:style-name="ce18">
            <text:p>72,847</text:p>
          </table:table-cell>
          <table:table-cell office:value-type="float" office:value="37995" table:style-name="ce18">
            <text:p>37,995</text:p>
          </table:table-cell>
          <table:table-cell office:value-type="float" office:value="34852" table:style-name="ce18">
            <text:p>34,852</text:p>
          </table:table-cell>
          <table:table-cell office:value-type="float" office:value="13.28" table:style-name="ce19">
            <text:p>13.28</text:p>
          </table:table-cell>
          <table:table-cell office:value-type="float" office:value="78839" table:style-name="ce18">
            <text:p>78,839</text:p>
          </table:table-cell>
          <table:table-cell office:value-type="float" office:value="41139" table:style-name="ce18">
            <text:p>41,139</text:p>
          </table:table-cell>
          <table:table-cell office:value-type="float" office:value="37700" table:style-name="ce18">
            <text:p>37,700</text:p>
          </table:table-cell>
          <table:table-cell office:value-type="float" office:value="14.37" table:style-name="ce19">
            <text:p>14.37</text:p>
          </table:table-cell>
          <table:table-cell office:value-type="float" office:value="39937" table:style-name="ce18">
            <text:p>39,937</text:p>
          </table:table-cell>
          <table:table-cell office:value-type="float" office:value="20955" table:style-name="ce18">
            <text:p>20,955</text:p>
          </table:table-cell>
          <table:table-cell office:value-type="float" office:value="18982" table:style-name="ce18">
            <text:p>18,982</text:p>
          </table:table-cell>
          <table:table-cell office:value-type="float" office:value="7.28" table:style-name="ce19">
            <text:p>7.28</text:p>
          </table:table-cell>
          <table:table-cell office:value-type="float" office:value="421539" table:style-name="ce18">
            <text:p>421,539</text:p>
          </table:table-cell>
          <table:table-cell office:value-type="float" office:value="214028" table:style-name="ce18">
            <text:p>214,028</text:p>
          </table:table-cell>
          <table:table-cell office:value-type="float" office:value="207511" table:style-name="ce18">
            <text:p>207,511</text:p>
          </table:table-cell>
          <table:table-cell office:value-type="float" office:value="76.83" table:style-name="ce19">
            <text:p>76.83</text:p>
          </table:table-cell>
          <table:table-cell office:value-type="float" office:value="65025" table:style-name="ce18">
            <text:p>65,025</text:p>
          </table:table-cell>
          <table:table-cell office:value-type="float" office:value="31210" table:style-name="ce18">
            <text:p>31,210</text:p>
          </table:table-cell>
          <table:table-cell office:value-type="float" office:value="33815" table:style-name="ce18">
            <text:p>33,815</text:p>
          </table:table-cell>
          <table:table-cell office:value-type="float" office:value="11.85" table:style-name="ce17">
            <text:p>11.85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苗栗縣</text:p>
          </table:table-cell>
          <table:table-cell office:value-type="float" office:value="557225" table:style-name="ce18">
            <text:p>557,225</text:p>
          </table:table-cell>
          <table:table-cell office:value-type="float" office:value="287459" table:style-name="ce18">
            <text:p>287,459</text:p>
          </table:table-cell>
          <table:table-cell office:value-type="float" office:value="269766" table:style-name="ce18">
            <text:p>269,766</text:p>
          </table:table-cell>
          <table:table-cell office:value-type="float" office:value="25006" table:style-name="ce18">
            <text:p>25,006</text:p>
          </table:table-cell>
          <table:table-cell office:value-type="float" office:value="12850" table:style-name="ce18">
            <text:p>12,850</text:p>
          </table:table-cell>
          <table:table-cell office:value-type="float" office:value="12156" table:style-name="ce18">
            <text:p>12,156</text:p>
          </table:table-cell>
          <table:table-cell office:value-type="float" office:value="4.49" table:style-name="ce19">
            <text:p>4.49</text:p>
          </table:table-cell>
          <table:table-cell office:value-type="float" office:value="33988" table:style-name="ce18">
            <text:p>33,988</text:p>
          </table:table-cell>
          <table:table-cell office:value-type="float" office:value="17562" table:style-name="ce18">
            <text:p>17,562</text:p>
          </table:table-cell>
          <table:table-cell office:value-type="float" office:value="16426" table:style-name="ce18">
            <text:p>16,426</text:p>
          </table:table-cell>
          <table:table-cell office:value-type="float" office:value="6.1" table:style-name="ce19">
            <text:p>6.10</text:p>
          </table:table-cell>
          <table:table-cell office:value-type="float" office:value="58184" table:style-name="ce18">
            <text:p>58,184</text:p>
          </table:table-cell>
          <table:table-cell office:value-type="float" office:value="30250" table:style-name="ce18">
            <text:p>30,250</text:p>
          </table:table-cell>
          <table:table-cell office:value-type="float" office:value="27934" table:style-name="ce18">
            <text:p>27,934</text:p>
          </table:table-cell>
          <table:table-cell office:value-type="float" office:value="10.44" table:style-name="ce19">
            <text:p>10.44</text:p>
          </table:table-cell>
          <table:table-cell office:value-type="float" office:value="63453" table:style-name="ce18">
            <text:p>63,453</text:p>
          </table:table-cell>
          <table:table-cell office:value-type="float" office:value="33044" table:style-name="ce18">
            <text:p>33,044</text:p>
          </table:table-cell>
          <table:table-cell office:value-type="float" office:value="30409" table:style-name="ce18">
            <text:p>30,409</text:p>
          </table:table-cell>
          <table:table-cell office:value-type="float" office:value="11.39" table:style-name="ce19">
            <text:p>11.39</text:p>
          </table:table-cell>
          <table:table-cell office:value-type="float" office:value="36641" table:style-name="ce18">
            <text:p>36,641</text:p>
          </table:table-cell>
          <table:table-cell office:value-type="float" office:value="19464" table:style-name="ce18">
            <text:p>19,464</text:p>
          </table:table-cell>
          <table:table-cell office:value-type="float" office:value="17177" table:style-name="ce18">
            <text:p>17,177</text:p>
          </table:table-cell>
          <table:table-cell office:value-type="float" office:value="6.58" table:style-name="ce19">
            <text:p>6.58</text:p>
          </table:table-cell>
          <table:table-cell office:value-type="float" office:value="448684" table:style-name="ce18">
            <text:p>448,684</text:p>
          </table:table-cell>
          <table:table-cell office:value-type="float" office:value="230497" table:style-name="ce18">
            <text:p>230,497</text:p>
          </table:table-cell>
          <table:table-cell office:value-type="float" office:value="218187" table:style-name="ce18">
            <text:p>218,187</text:p>
          </table:table-cell>
          <table:table-cell office:value-type="float" office:value="80.52" table:style-name="ce19">
            <text:p>80.52</text:p>
          </table:table-cell>
          <table:table-cell office:value-type="float" office:value="83636" table:style-name="ce18">
            <text:p>83,636</text:p>
          </table:table-cell>
          <table:table-cell office:value-type="float" office:value="39765" table:style-name="ce18">
            <text:p>39,765</text:p>
          </table:table-cell>
          <table:table-cell office:value-type="float" office:value="43871" table:style-name="ce18">
            <text:p>43,871</text:p>
          </table:table-cell>
          <table:table-cell office:value-type="float" office:value="15.01" table:style-name="ce17">
            <text:p>15.01</text:p>
          </table:table-cell>
          <table:table-cell table:number-columns-repeated="16352"/>
        </table:table-row>
        <table:table-row table:style-name="ro5">
          <table:table-cell office:value-type="string" table:style-name="ce20">
            <text:p>彰化縣</text:p>
          </table:table-cell>
          <table:table-cell office:value-type="float" office:value="1285450" table:style-name="ce18">
            <text:p>1,285,450</text:p>
          </table:table-cell>
          <table:table-cell office:value-type="float" office:value="655657" table:style-name="ce18">
            <text:p>655,657</text:p>
          </table:table-cell>
          <table:table-cell office:value-type="float" office:value="629793" table:style-name="ce18">
            <text:p>629,793</text:p>
          </table:table-cell>
          <table:table-cell office:value-type="float" office:value="58166" table:style-name="ce18">
            <text:p>58,166</text:p>
          </table:table-cell>
          <table:table-cell office:value-type="float" office:value="30344" table:style-name="ce18">
            <text:p>30,344</text:p>
          </table:table-cell>
          <table:table-cell office:value-type="float" office:value="27822" table:style-name="ce18">
            <text:p>27,822</text:p>
          </table:table-cell>
          <table:table-cell office:value-type="float" office:value="4.5199999999999996" table:style-name="ce19">
            <text:p>4.52</text:p>
          </table:table-cell>
          <table:table-cell office:value-type="float" office:value="78062" table:style-name="ce18">
            <text:p>78,062</text:p>
          </table:table-cell>
          <table:table-cell office:value-type="float" office:value="40648" table:style-name="ce18">
            <text:p>40,648</text:p>
          </table:table-cell>
          <table:table-cell office:value-type="float" office:value="37414" table:style-name="ce18">
            <text:p>37,414</text:p>
          </table:table-cell>
          <table:table-cell office:value-type="float" office:value="6.07" table:style-name="ce19">
            <text:p>6.07</text:p>
          </table:table-cell>
          <table:table-cell office:value-type="float" office:value="133621" table:style-name="ce18">
            <text:p>133,621</text:p>
          </table:table-cell>
          <table:table-cell office:value-type="float" office:value="69840" table:style-name="ce18">
            <text:p>69,840</text:p>
          </table:table-cell>
          <table:table-cell office:value-type="float" office:value="63781" table:style-name="ce18">
            <text:p>63,781</text:p>
          </table:table-cell>
          <table:table-cell office:value-type="float" office:value="10.39" table:style-name="ce19">
            <text:p>10.39</text:p>
          </table:table-cell>
          <table:table-cell office:value-type="float" office:value="146245" table:style-name="ce18">
            <text:p>146,245</text:p>
          </table:table-cell>
          <table:table-cell office:value-type="float" office:value="76477" table:style-name="ce18">
            <text:p>76,477</text:p>
          </table:table-cell>
          <table:table-cell office:value-type="float" office:value="69768" table:style-name="ce18">
            <text:p>69,768</text:p>
          </table:table-cell>
          <table:table-cell office:value-type="float" office:value="11.38" table:style-name="ce19">
            <text:p>11.38</text:p>
          </table:table-cell>
          <table:table-cell office:value-type="float" office:value="88221" table:style-name="ce18">
            <text:p>88,221</text:p>
          </table:table-cell>
          <table:table-cell office:value-type="float" office:value="46453" table:style-name="ce18">
            <text:p>46,453</text:p>
          </table:table-cell>
          <table:table-cell office:value-type="float" office:value="41768" table:style-name="ce18">
            <text:p>41,768</text:p>
          </table:table-cell>
          <table:table-cell office:value-type="float" office:value="6.86" table:style-name="ce19">
            <text:p>6.86</text:p>
          </table:table-cell>
          <table:table-cell office:value-type="float" office:value="1029799" table:style-name="ce18">
            <text:p>1,029,799</text:p>
          </table:table-cell>
          <table:table-cell office:value-type="float" office:value="521848" table:style-name="ce18">
            <text:p>521,848</text:p>
          </table:table-cell>
          <table:table-cell office:value-type="float" office:value="507951" table:style-name="ce18">
            <text:p>507,951</text:p>
          </table:table-cell>
          <table:table-cell office:value-type="float" office:value="80.11" table:style-name="ce19">
            <text:p>80.11</text:p>
          </table:table-cell>
          <table:table-cell office:value-type="float" office:value="185312" table:style-name="ce18">
            <text:p>185,312</text:p>
          </table:table-cell>
          <table:table-cell office:value-type="float" office:value="85253" table:style-name="ce18">
            <text:p>85,253</text:p>
          </table:table-cell>
          <table:table-cell office:value-type="float" office:value="100059" table:style-name="ce18">
            <text:p>100,059</text:p>
          </table:table-cell>
          <table:table-cell office:value-type="float" office:value="14.42" table:style-name="ce17">
            <text:p>14.42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南投縣</text:p>
          </table:table-cell>
          <table:table-cell office:value-type="float" office:value="503862" table:style-name="ce18">
            <text:p>503,862</text:p>
          </table:table-cell>
          <table:table-cell office:value-type="float" office:value="258271" table:style-name="ce18">
            <text:p>258,271</text:p>
          </table:table-cell>
          <table:table-cell office:value-type="float" office:value="245591" table:style-name="ce18">
            <text:p>245,591</text:p>
          </table:table-cell>
          <table:table-cell office:value-type="float" office:value="16791" table:style-name="ce18">
            <text:p>16,791</text:p>
          </table:table-cell>
          <table:table-cell office:value-type="float" office:value="8750" table:style-name="ce18">
            <text:p>8,750</text:p>
          </table:table-cell>
          <table:table-cell office:value-type="float" office:value="8041" table:style-name="ce18">
            <text:p>8,041</text:p>
          </table:table-cell>
          <table:table-cell office:value-type="float" office:value="3.33" table:style-name="ce19">
            <text:p>3.33</text:p>
          </table:table-cell>
          <table:table-cell office:value-type="float" office:value="23557" table:style-name="ce18">
            <text:p>23,557</text:p>
          </table:table-cell>
          <table:table-cell office:value-type="float" office:value="12233" table:style-name="ce18">
            <text:p>12,233</text:p>
          </table:table-cell>
          <table:table-cell office:value-type="float" office:value="11324" table:style-name="ce18">
            <text:p>11,324</text:p>
          </table:table-cell>
          <table:table-cell office:value-type="float" office:value="4.68" table:style-name="ce19">
            <text:p>4.68</text:p>
          </table:table-cell>
          <table:table-cell office:value-type="float" office:value="42923" table:style-name="ce18">
            <text:p>42,923</text:p>
          </table:table-cell>
          <table:table-cell office:value-type="float" office:value="22296" table:style-name="ce18">
            <text:p>22,296</text:p>
          </table:table-cell>
          <table:table-cell office:value-type="float" office:value="20627" table:style-name="ce18">
            <text:p>20,627</text:p>
          </table:table-cell>
          <table:table-cell office:value-type="float" office:value="8.52" table:style-name="ce19">
            <text:p>8.52</text:p>
          </table:table-cell>
          <table:table-cell office:value-type="float" office:value="47506" table:style-name="ce18">
            <text:p>47,506</text:p>
          </table:table-cell>
          <table:table-cell office:value-type="float" office:value="24671" table:style-name="ce18">
            <text:p>24,671</text:p>
          </table:table-cell>
          <table:table-cell office:value-type="float" office:value="22835" table:style-name="ce18">
            <text:p>22,835</text:p>
          </table:table-cell>
          <table:table-cell office:value-type="float" office:value="9.43" table:style-name="ce19">
            <text:p>9.43</text:p>
          </table:table-cell>
          <table:table-cell office:value-type="float" office:value="32775" table:style-name="ce18">
            <text:p>32,775</text:p>
          </table:table-cell>
          <table:table-cell office:value-type="float" office:value="17094" table:style-name="ce18">
            <text:p>17,094</text:p>
          </table:table-cell>
          <table:table-cell office:value-type="float" office:value="15681" table:style-name="ce18">
            <text:p>15,681</text:p>
          </table:table-cell>
          <table:table-cell office:value-type="float" office:value="6.5" table:style-name="ce19">
            <text:p>6.50</text:p>
          </table:table-cell>
          <table:table-cell office:value-type="float" office:value="415188" table:style-name="ce18">
            <text:p>415,188</text:p>
          </table:table-cell>
          <table:table-cell office:value-type="float" office:value="212182" table:style-name="ce18">
            <text:p>212,182</text:p>
          </table:table-cell>
          <table:table-cell office:value-type="float" office:value="203006" table:style-name="ce18">
            <text:p>203,006</text:p>
          </table:table-cell>
          <table:table-cell office:value-type="float" office:value="82.4" table:style-name="ce19">
            <text:p>82.40</text:p>
          </table:table-cell>
          <table:table-cell office:value-type="float" office:value="81250" table:style-name="ce18">
            <text:p>81,250</text:p>
          </table:table-cell>
          <table:table-cell office:value-type="float" office:value="37970" table:style-name="ce18">
            <text:p>37,970</text:p>
          </table:table-cell>
          <table:table-cell office:value-type="float" office:value="43280" table:style-name="ce18">
            <text:p>43,280</text:p>
          </table:table-cell>
          <table:table-cell office:value-type="float" office:value="16.13" table:style-name="ce17">
            <text:p>16.13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雲林縣</text:p>
          </table:table-cell>
          <table:table-cell office:value-type="float" office:value="693209" table:style-name="ce18">
            <text:p>693,209</text:p>
          </table:table-cell>
          <table:table-cell office:value-type="float" office:value="359927" table:style-name="ce18">
            <text:p>359,927</text:p>
          </table:table-cell>
          <table:table-cell office:value-type="float" office:value="333282" table:style-name="ce18">
            <text:p>333,282</text:p>
          </table:table-cell>
          <table:table-cell office:value-type="float" office:value="24694" table:style-name="ce18">
            <text:p>24,694</text:p>
          </table:table-cell>
          <table:table-cell office:value-type="float" office:value="12739" table:style-name="ce18">
            <text:p>12,739</text:p>
          </table:table-cell>
          <table:table-cell office:value-type="float" office:value="11955" table:style-name="ce18">
            <text:p>11,955</text:p>
          </table:table-cell>
          <table:table-cell office:value-type="float" office:value="3.56" table:style-name="ce19">
            <text:p>3.56</text:p>
          </table:table-cell>
          <table:table-cell office:value-type="float" office:value="34323" table:style-name="ce18">
            <text:p>34,323</text:p>
          </table:table-cell>
          <table:table-cell office:value-type="float" office:value="17732" table:style-name="ce18">
            <text:p>17,732</text:p>
          </table:table-cell>
          <table:table-cell office:value-type="float" office:value="16591" table:style-name="ce18">
            <text:p>16,591</text:p>
          </table:table-cell>
          <table:table-cell office:value-type="float" office:value="4.95" table:style-name="ce19">
            <text:p>4.95</text:p>
          </table:table-cell>
          <table:table-cell office:value-type="float" office:value="62577" table:style-name="ce18">
            <text:p>62,577</text:p>
          </table:table-cell>
          <table:table-cell office:value-type="float" office:value="32659" table:style-name="ce18">
            <text:p>32,659</text:p>
          </table:table-cell>
          <table:table-cell office:value-type="float" office:value="29918" table:style-name="ce18">
            <text:p>29,918</text:p>
          </table:table-cell>
          <table:table-cell office:value-type="float" office:value="9.0299999999999994" table:style-name="ce19">
            <text:p>9.03</text:p>
          </table:table-cell>
          <table:table-cell office:value-type="float" office:value="69112" table:style-name="ce18">
            <text:p>69,112</text:p>
          </table:table-cell>
          <table:table-cell office:value-type="float" office:value="36094" table:style-name="ce18">
            <text:p>36,094</text:p>
          </table:table-cell>
          <table:table-cell office:value-type="float" office:value="33018" table:style-name="ce18">
            <text:p>33,018</text:p>
          </table:table-cell>
          <table:table-cell office:value-type="float" office:value="9.9700000000000006" table:style-name="ce19">
            <text:p>9.97</text:p>
          </table:table-cell>
          <table:table-cell office:value-type="float" office:value="46468" table:style-name="ce18">
            <text:p>46,468</text:p>
          </table:table-cell>
          <table:table-cell office:value-type="float" office:value="24473" table:style-name="ce18">
            <text:p>24,473</text:p>
          </table:table-cell>
          <table:table-cell office:value-type="float" office:value="21995" table:style-name="ce18">
            <text:p>21,995</text:p>
          </table:table-cell>
          <table:table-cell office:value-type="float" office:value="6.7" table:style-name="ce19">
            <text:p>6.70</text:p>
          </table:table-cell>
          <table:table-cell office:value-type="float" office:value="566631" table:style-name="ce18">
            <text:p>566,631</text:p>
          </table:table-cell>
          <table:table-cell office:value-type="float" office:value="293592" table:style-name="ce18">
            <text:p>293,592</text:p>
          </table:table-cell>
          <table:table-cell office:value-type="float" office:value="273039" table:style-name="ce18">
            <text:p>273,039</text:p>
          </table:table-cell>
          <table:table-cell office:value-type="float" office:value="81.739999999999995" table:style-name="ce19">
            <text:p>81.74</text:p>
          </table:table-cell>
          <table:table-cell office:value-type="float" office:value="119615" table:style-name="ce18">
            <text:p>119,615</text:p>
          </table:table-cell>
          <table:table-cell office:value-type="float" office:value="54406" table:style-name="ce18">
            <text:p>54,406</text:p>
          </table:table-cell>
          <table:table-cell office:value-type="float" office:value="65209" table:style-name="ce18">
            <text:p>65,209</text:p>
          </table:table-cell>
          <table:table-cell office:value-type="float" office:value="17.260000000000002" table:style-name="ce17">
            <text:p>17.26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嘉義縣</text:p>
          </table:table-cell>
          <table:table-cell office:value-type="float" office:value="513772" table:style-name="ce18">
            <text:p>513,772</text:p>
          </table:table-cell>
          <table:table-cell office:value-type="float" office:value="267350" table:style-name="ce18">
            <text:p>267,350</text:p>
          </table:table-cell>
          <table:table-cell office:value-type="float" office:value="246422" table:style-name="ce18">
            <text:p>246,422</text:p>
          </table:table-cell>
          <table:table-cell office:value-type="float" office:value="14887" table:style-name="ce18">
            <text:p>14,887</text:p>
          </table:table-cell>
          <table:table-cell office:value-type="float" office:value="7803" table:style-name="ce18">
            <text:p>7,803</text:p>
          </table:table-cell>
          <table:table-cell office:value-type="float" office:value="7084" table:style-name="ce18">
            <text:p>7,084</text:p>
          </table:table-cell>
          <table:table-cell office:value-type="float" office:value="2.9" table:style-name="ce19">
            <text:p>2.90</text:p>
          </table:table-cell>
          <table:table-cell office:value-type="float" office:value="20630" table:style-name="ce18">
            <text:p>20,630</text:p>
          </table:table-cell>
          <table:table-cell office:value-type="float" office:value="10750" table:style-name="ce18">
            <text:p>10,750</text:p>
          </table:table-cell>
          <table:table-cell office:value-type="float" office:value="9880" table:style-name="ce18">
            <text:p>9,880</text:p>
          </table:table-cell>
          <table:table-cell office:value-type="float" office:value="4.0199999999999996" table:style-name="ce19">
            <text:p>4.02</text:p>
          </table:table-cell>
          <table:table-cell office:value-type="float" office:value="38076" table:style-name="ce18">
            <text:p>38,076</text:p>
          </table:table-cell>
          <table:table-cell office:value-type="float" office:value="19926" table:style-name="ce18">
            <text:p>19,926</text:p>
          </table:table-cell>
          <table:table-cell office:value-type="float" office:value="18150" table:style-name="ce18">
            <text:p>18,150</text:p>
          </table:table-cell>
          <table:table-cell office:value-type="float" office:value="7.41" table:style-name="ce19">
            <text:p>7.41</text:p>
          </table:table-cell>
          <table:table-cell office:value-type="float" office:value="42085" table:style-name="ce18">
            <text:p>42,085</text:p>
          </table:table-cell>
          <table:table-cell office:value-type="float" office:value="22038" table:style-name="ce18">
            <text:p>22,038</text:p>
          </table:table-cell>
          <table:table-cell office:value-type="float" office:value="20047" table:style-name="ce18">
            <text:p>20,047</text:p>
          </table:table-cell>
          <table:table-cell office:value-type="float" office:value="8.19" table:style-name="ce19">
            <text:p>8.19</text:p>
          </table:table-cell>
          <table:table-cell office:value-type="float" office:value="31755" table:style-name="ce18">
            <text:p>31,755</text:p>
          </table:table-cell>
          <table:table-cell office:value-type="float" office:value="16731" table:style-name="ce18">
            <text:p>16,731</text:p>
          </table:table-cell>
          <table:table-cell office:value-type="float" office:value="15024" table:style-name="ce18">
            <text:p>15,024</text:p>
          </table:table-cell>
          <table:table-cell office:value-type="float" office:value="6.18" table:style-name="ce19">
            <text:p>6.18</text:p>
          </table:table-cell>
          <table:table-cell office:value-type="float" office:value="430927" table:style-name="ce18">
            <text:p>430,927</text:p>
          </table:table-cell>
          <table:table-cell office:value-type="float" office:value="223887" table:style-name="ce18">
            <text:p>223,887</text:p>
          </table:table-cell>
          <table:table-cell office:value-type="float" office:value="207040" table:style-name="ce18">
            <text:p>207,040</text:p>
          </table:table-cell>
          <table:table-cell office:value-type="float" office:value="83.88" table:style-name="ce19">
            <text:p>83.88</text:p>
          </table:table-cell>
          <table:table-cell office:value-type="float" office:value="93120" table:style-name="ce18">
            <text:p>93,120</text:p>
          </table:table-cell>
          <table:table-cell office:value-type="float" office:value="42589" table:style-name="ce18">
            <text:p>42,589</text:p>
          </table:table-cell>
          <table:table-cell office:value-type="float" office:value="50531" table:style-name="ce18">
            <text:p>50,531</text:p>
          </table:table-cell>
          <table:table-cell office:value-type="float" office:value="18.12" table:style-name="ce17">
            <text:p>18.12</text:p>
          </table:table-cell>
          <table:table-cell table:number-columns-repeated="16352"/>
        </table:table-row>
        <table:table-row table:style-name="ro9">
          <table:table-cell office:value-type="string" table:style-name="ce20">
            <text:p>屏東縣</text:p>
          </table:table-cell>
          <table:table-cell office:value-type="float" office:value="833602" table:style-name="ce18">
            <text:p>833,602</text:p>
          </table:table-cell>
          <table:table-cell office:value-type="float" office:value="426564" table:style-name="ce18">
            <text:p>426,564</text:p>
          </table:table-cell>
          <table:table-cell office:value-type="float" office:value="407038" table:style-name="ce18">
            <text:p>407,038</text:p>
          </table:table-cell>
          <table:table-cell office:value-type="float" office:value="27484" table:style-name="ce18">
            <text:p>27,484</text:p>
          </table:table-cell>
          <table:table-cell office:value-type="float" office:value="14351" table:style-name="ce18">
            <text:p>14,351</text:p>
          </table:table-cell>
          <table:table-cell office:value-type="float" office:value="13133" table:style-name="ce18">
            <text:p>13,133</text:p>
          </table:table-cell>
          <table:table-cell office:value-type="float" office:value="3.3" table:style-name="ce19">
            <text:p>3.30</text:p>
          </table:table-cell>
          <table:table-cell office:value-type="float" office:value="38354" table:style-name="ce18">
            <text:p>38,354</text:p>
          </table:table-cell>
          <table:table-cell office:value-type="float" office:value="20078" table:style-name="ce18">
            <text:p>20,078</text:p>
          </table:table-cell>
          <table:table-cell office:value-type="float" office:value="18276" table:style-name="ce18">
            <text:p>18,276</text:p>
          </table:table-cell>
          <table:table-cell office:value-type="float" office:value="4.5999999999999996" table:style-name="ce19">
            <text:p>4.60</text:p>
          </table:table-cell>
          <table:table-cell office:value-type="float" office:value="69600" table:style-name="ce18">
            <text:p>69,600</text:p>
          </table:table-cell>
          <table:table-cell office:value-type="float" office:value="36461" table:style-name="ce18">
            <text:p>36,461</text:p>
          </table:table-cell>
          <table:table-cell office:value-type="float" office:value="33139" table:style-name="ce18">
            <text:p>33,139</text:p>
          </table:table-cell>
          <table:table-cell office:value-type="float" office:value="8.35" table:style-name="ce19">
            <text:p>8.35</text:p>
          </table:table-cell>
          <table:table-cell office:value-type="float" office:value="76957" table:style-name="ce18">
            <text:p>76,957</text:p>
          </table:table-cell>
          <table:table-cell office:value-type="float" office:value="40277" table:style-name="ce18">
            <text:p>40,277</text:p>
          </table:table-cell>
          <table:table-cell office:value-type="float" office:value="36680" table:style-name="ce18">
            <text:p>36,680</text:p>
          </table:table-cell>
          <table:table-cell office:value-type="float" office:value="9.23" table:style-name="ce19">
            <text:p>9.23</text:p>
          </table:table-cell>
          <table:table-cell office:value-type="float" office:value="51735" table:style-name="ce18">
            <text:p>51,735</text:p>
          </table:table-cell>
          <table:table-cell office:value-type="float" office:value="27002" table:style-name="ce18">
            <text:p>27,002</text:p>
          </table:table-cell>
          <table:table-cell office:value-type="float" office:value="24733" table:style-name="ce18">
            <text:p>24,733</text:p>
          </table:table-cell>
          <table:table-cell office:value-type="float" office:value="6.21" table:style-name="ce19">
            <text:p>6.21</text:p>
          </table:table-cell>
          <table:table-cell office:value-type="float" office:value="691057" table:style-name="ce18">
            <text:p>691,057</text:p>
          </table:table-cell>
          <table:table-cell office:value-type="float" office:value="352019" table:style-name="ce18">
            <text:p>352,019</text:p>
          </table:table-cell>
          <table:table-cell office:value-type="float" office:value="339038" table:style-name="ce18">
            <text:p>339,038</text:p>
          </table:table-cell>
          <table:table-cell office:value-type="float" office:value="82.9" table:style-name="ce19">
            <text:p>82.90</text:p>
          </table:table-cell>
          <table:table-cell office:value-type="float" office:value="128594" table:style-name="ce18">
            <text:p>128,594</text:p>
          </table:table-cell>
          <table:table-cell office:value-type="float" office:value="60623" table:style-name="ce18">
            <text:p>60,623</text:p>
          </table:table-cell>
          <table:table-cell office:value-type="float" office:value="67971" table:style-name="ce18">
            <text:p>67,971</text:p>
          </table:table-cell>
          <table:table-cell office:value-type="float" office:value="15.43" table:style-name="ce17">
            <text:p>15.43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臺東縣</text:p>
          </table:table-cell>
          <table:table-cell office:value-type="float" office:value="220244" table:style-name="ce18">
            <text:p>220,244</text:p>
          </table:table-cell>
          <table:table-cell office:value-type="float" office:value="113874" table:style-name="ce18">
            <text:p>113,874</text:p>
          </table:table-cell>
          <table:table-cell office:value-type="float" office:value="106370" table:style-name="ce18">
            <text:p>106,370</text:p>
          </table:table-cell>
          <table:table-cell office:value-type="float" office:value="8150" table:style-name="ce18">
            <text:p>8,150</text:p>
          </table:table-cell>
          <table:table-cell office:value-type="float" office:value="4264" table:style-name="ce18">
            <text:p>4,264</text:p>
          </table:table-cell>
          <table:table-cell office:value-type="float" office:value="3886" table:style-name="ce18">
            <text:p>3,886</text:p>
          </table:table-cell>
          <table:table-cell office:value-type="float" office:value="3.7" table:style-name="ce19">
            <text:p>3.70</text:p>
          </table:table-cell>
          <table:table-cell office:value-type="float" office:value="11363" table:style-name="ce18">
            <text:p>11,363</text:p>
          </table:table-cell>
          <table:table-cell office:value-type="float" office:value="5934" table:style-name="ce18">
            <text:p>5,934</text:p>
          </table:table-cell>
          <table:table-cell office:value-type="float" office:value="5429" table:style-name="ce18">
            <text:p>5,429</text:p>
          </table:table-cell>
          <table:table-cell office:value-type="float" office:value="5.16" table:style-name="ce19">
            <text:p>5.16</text:p>
          </table:table-cell>
          <table:table-cell office:value-type="float" office:value="20475" table:style-name="ce18">
            <text:p>20,475</text:p>
          </table:table-cell>
          <table:table-cell office:value-type="float" office:value="10735" table:style-name="ce18">
            <text:p>10,735</text:p>
          </table:table-cell>
          <table:table-cell office:value-type="float" office:value="9740" table:style-name="ce18">
            <text:p>9,740</text:p>
          </table:table-cell>
          <table:table-cell office:value-type="float" office:value="9.3000000000000007" table:style-name="ce19">
            <text:p>9.30</text:p>
          </table:table-cell>
          <table:table-cell office:value-type="float" office:value="22540" table:style-name="ce18">
            <text:p>22,540</text:p>
          </table:table-cell>
          <table:table-cell office:value-type="float" office:value="11839" table:style-name="ce18">
            <text:p>11,839</text:p>
          </table:table-cell>
          <table:table-cell office:value-type="float" office:value="10701" table:style-name="ce18">
            <text:p>10,701</text:p>
          </table:table-cell>
          <table:table-cell office:value-type="float" office:value="10.23" table:style-name="ce19">
            <text:p>10.23</text:p>
          </table:table-cell>
          <table:table-cell office:value-type="float" office:value="14399" table:style-name="ce18">
            <text:p>14,399</text:p>
          </table:table-cell>
          <table:table-cell office:value-type="float" office:value="7565" table:style-name="ce18">
            <text:p>7,565</text:p>
          </table:table-cell>
          <table:table-cell office:value-type="float" office:value="6834" table:style-name="ce18">
            <text:p>6,834</text:p>
          </table:table-cell>
          <table:table-cell office:value-type="float" office:value="6.54" table:style-name="ce19">
            <text:p>6.54</text:p>
          </table:table-cell>
          <table:table-cell office:value-type="float" office:value="179730" table:style-name="ce18">
            <text:p>179,730</text:p>
          </table:table-cell>
          <table:table-cell office:value-type="float" office:value="92686" table:style-name="ce18">
            <text:p>92,686</text:p>
          </table:table-cell>
          <table:table-cell office:value-type="float" office:value="87044" table:style-name="ce18">
            <text:p>87,044</text:p>
          </table:table-cell>
          <table:table-cell office:value-type="float" office:value="81.599999999999994" table:style-name="ce19">
            <text:p>81.60</text:p>
          </table:table-cell>
          <table:table-cell office:value-type="float" office:value="33509" table:style-name="ce18">
            <text:p>33,509</text:p>
          </table:table-cell>
          <table:table-cell office:value-type="float" office:value="15370" table:style-name="ce18">
            <text:p>15,370</text:p>
          </table:table-cell>
          <table:table-cell office:value-type="float" office:value="18139" table:style-name="ce18">
            <text:p>18,139</text:p>
          </table:table-cell>
          <table:table-cell office:value-type="float" office:value="15.21" table:style-name="ce17">
            <text:p>15.21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花蓮縣</text:p>
          </table:table-cell>
          <table:table-cell office:value-type="float" office:value="330343" table:style-name="ce18">
            <text:p>330,343</text:p>
          </table:table-cell>
          <table:table-cell office:value-type="float" office:value="167947" table:style-name="ce18">
            <text:p>167,947</text:p>
          </table:table-cell>
          <table:table-cell office:value-type="float" office:value="162396" table:style-name="ce18">
            <text:p>162,396</text:p>
          </table:table-cell>
          <table:table-cell office:value-type="float" office:value="13104" table:style-name="ce18">
            <text:p>13,104</text:p>
          </table:table-cell>
          <table:table-cell office:value-type="float" office:value="6790" table:style-name="ce18">
            <text:p>6,790</text:p>
          </table:table-cell>
          <table:table-cell office:value-type="float" office:value="6314" table:style-name="ce18">
            <text:p>6,314</text:p>
          </table:table-cell>
          <table:table-cell office:value-type="float" office:value="3.97" table:style-name="ce19">
            <text:p>3.97</text:p>
          </table:table-cell>
          <table:table-cell office:value-type="float" office:value="18059" table:style-name="ce18">
            <text:p>18,059</text:p>
          </table:table-cell>
          <table:table-cell office:value-type="float" office:value="9439" table:style-name="ce18">
            <text:p>9,439</text:p>
          </table:table-cell>
          <table:table-cell office:value-type="float" office:value="8620" table:style-name="ce18">
            <text:p>8,620</text:p>
          </table:table-cell>
          <table:table-cell office:value-type="float" office:value="5.47" table:style-name="ce19">
            <text:p>5.47</text:p>
          </table:table-cell>
          <table:table-cell office:value-type="float" office:value="31358" table:style-name="ce18">
            <text:p>31,358</text:p>
          </table:table-cell>
          <table:table-cell office:value-type="float" office:value="16407" table:style-name="ce18">
            <text:p>16,407</text:p>
          </table:table-cell>
          <table:table-cell office:value-type="float" office:value="14951" table:style-name="ce18">
            <text:p>14,951</text:p>
          </table:table-cell>
          <table:table-cell office:value-type="float" office:value="9.49" table:style-name="ce19">
            <text:p>9.49</text:p>
          </table:table-cell>
          <table:table-cell office:value-type="float" office:value="34380" table:style-name="ce18">
            <text:p>34,380</text:p>
          </table:table-cell>
          <table:table-cell office:value-type="float" office:value="17952" table:style-name="ce18">
            <text:p>17,952</text:p>
          </table:table-cell>
          <table:table-cell office:value-type="float" office:value="16428" table:style-name="ce18">
            <text:p>16,428</text:p>
          </table:table-cell>
          <table:table-cell office:value-type="float" office:value="10.41" table:style-name="ce19">
            <text:p>10.41</text:p>
          </table:table-cell>
          <table:table-cell office:value-type="float" office:value="21080" table:style-name="ce18">
            <text:p>21,080</text:p>
          </table:table-cell>
          <table:table-cell office:value-type="float" office:value="10981" table:style-name="ce18">
            <text:p>10,981</text:p>
          </table:table-cell>
          <table:table-cell office:value-type="float" office:value="10099" table:style-name="ce18">
            <text:p>10,099</text:p>
          </table:table-cell>
          <table:table-cell office:value-type="float" office:value="6.38" table:style-name="ce19">
            <text:p>6.38</text:p>
          </table:table-cell>
          <table:table-cell office:value-type="float" office:value="269549" table:style-name="ce18">
            <text:p>269,549</text:p>
          </table:table-cell>
          <table:table-cell office:value-type="float" office:value="136134" table:style-name="ce18">
            <text:p>136,134</text:p>
          </table:table-cell>
          <table:table-cell office:value-type="float" office:value="133415" table:style-name="ce18">
            <text:p>133,415</text:p>
          </table:table-cell>
          <table:table-cell office:value-type="float" office:value="81.599999999999994" table:style-name="ce19">
            <text:p>81.60</text:p>
          </table:table-cell>
          <table:table-cell office:value-type="float" office:value="49341" table:style-name="ce18">
            <text:p>49,341</text:p>
          </table:table-cell>
          <table:table-cell office:value-type="float" office:value="22901" table:style-name="ce18">
            <text:p>22,901</text:p>
          </table:table-cell>
          <table:table-cell office:value-type="float" office:value="26440" table:style-name="ce18">
            <text:p>26,440</text:p>
          </table:table-cell>
          <table:table-cell office:value-type="float" office:value="14.94" table:style-name="ce17">
            <text:p>14.94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澎湖縣</text:p>
          </table:table-cell>
          <table:table-cell office:value-type="float" office:value="103385" table:style-name="ce18">
            <text:p>103,385</text:p>
          </table:table-cell>
          <table:table-cell office:value-type="float" office:value="53264" table:style-name="ce18">
            <text:p>53,264</text:p>
          </table:table-cell>
          <table:table-cell office:value-type="float" office:value="50121" table:style-name="ce18">
            <text:p>50,121</text:p>
          </table:table-cell>
          <table:table-cell office:value-type="float" office:value="4346" table:style-name="ce18">
            <text:p>4,346</text:p>
          </table:table-cell>
          <table:table-cell office:value-type="float" office:value="2300" table:style-name="ce18">
            <text:p>2,300</text:p>
          </table:table-cell>
          <table:table-cell office:value-type="float" office:value="2046" table:style-name="ce18">
            <text:p>2,046</text:p>
          </table:table-cell>
          <table:table-cell office:value-type="float" office:value="4.2" table:style-name="ce19">
            <text:p>4.20</text:p>
          </table:table-cell>
          <table:table-cell office:value-type="float" office:value="5533" table:style-name="ce18">
            <text:p>5,533</text:p>
          </table:table-cell>
          <table:table-cell office:value-type="float" office:value="2922" table:style-name="ce18">
            <text:p>2,922</text:p>
          </table:table-cell>
          <table:table-cell office:value-type="float" office:value="2611" table:style-name="ce18">
            <text:p>2,611</text:p>
          </table:table-cell>
          <table:table-cell office:value-type="float" office:value="5.35" table:style-name="ce19">
            <text:p>5.35</text:p>
          </table:table-cell>
          <table:table-cell office:value-type="float" office:value="8844" table:style-name="ce18">
            <text:p>8,844</text:p>
          </table:table-cell>
          <table:table-cell office:value-type="float" office:value="4634" table:style-name="ce18">
            <text:p>4,634</text:p>
          </table:table-cell>
          <table:table-cell office:value-type="float" office:value="4210" table:style-name="ce18">
            <text:p>4,210</text:p>
          </table:table-cell>
          <table:table-cell office:value-type="float" office:value="8.5500000000000007" table:style-name="ce19">
            <text:p>8.55</text:p>
          </table:table-cell>
          <table:table-cell office:value-type="float" office:value="9631" table:style-name="ce18">
            <text:p>9,631</text:p>
          </table:table-cell>
          <table:table-cell office:value-type="float" office:value="5032" table:style-name="ce18">
            <text:p>5,032</text:p>
          </table:table-cell>
          <table:table-cell office:value-type="float" office:value="4599" table:style-name="ce18">
            <text:p>4,599</text:p>
          </table:table-cell>
          <table:table-cell office:value-type="float" office:value="9.32" table:style-name="ce19">
            <text:p>9.32</text:p>
          </table:table-cell>
          <table:table-cell office:value-type="float" office:value="5693" table:style-name="ce18">
            <text:p>5,693</text:p>
          </table:table-cell>
          <table:table-cell office:value-type="float" office:value="3010" table:style-name="ce18">
            <text:p>3,010</text:p>
          </table:table-cell>
          <table:table-cell office:value-type="float" office:value="2683" table:style-name="ce18">
            <text:p>2,683</text:p>
          </table:table-cell>
          <table:table-cell office:value-type="float" office:value="5.51" table:style-name="ce19">
            <text:p>5.51</text:p>
          </table:table-cell>
          <table:table-cell office:value-type="float" office:value="85857" table:style-name="ce18">
            <text:p>85,857</text:p>
          </table:table-cell>
          <table:table-cell office:value-type="float" office:value="44053" table:style-name="ce18">
            <text:p>44,053</text:p>
          </table:table-cell>
          <table:table-cell office:value-type="float" office:value="41804" table:style-name="ce18">
            <text:p>41,804</text:p>
          </table:table-cell>
          <table:table-cell office:value-type="float" office:value="83.05" table:style-name="ce19">
            <text:p>83.05</text:p>
          </table:table-cell>
          <table:table-cell office:value-type="float" office:value="15773" table:style-name="ce18">
            <text:p>15,773</text:p>
          </table:table-cell>
          <table:table-cell office:value-type="float" office:value="7296" table:style-name="ce18">
            <text:p>7,296</text:p>
          </table:table-cell>
          <table:table-cell office:value-type="float" office:value="8477" table:style-name="ce18">
            <text:p>8,477</text:p>
          </table:table-cell>
          <table:table-cell office:value-type="float" office:value="15.26" table:style-name="ce17">
            <text:p>15.26</text:p>
          </table:table-cell>
          <table:table-cell table:number-columns-repeated="16352"/>
        </table:table-row>
        <table:table-row table:style-name="ro8">
          <table:table-cell office:value-type="string" table:style-name="ce20">
            <text:p>基隆市</text:p>
          </table:table-cell>
          <table:table-cell office:value-type="float" office:value="372086" table:style-name="ce18">
            <text:p>372,086</text:p>
          </table:table-cell>
          <table:table-cell office:value-type="float" office:value="186370" table:style-name="ce18">
            <text:p>186,370</text:p>
          </table:table-cell>
          <table:table-cell office:value-type="float" office:value="185716" table:style-name="ce18">
            <text:p>185,716</text:p>
          </table:table-cell>
          <table:table-cell office:value-type="float" office:value="11809" table:style-name="ce18">
            <text:p>11,809</text:p>
          </table:table-cell>
          <table:table-cell office:value-type="float" office:value="6060" table:style-name="ce18">
            <text:p>6,060</text:p>
          </table:table-cell>
          <table:table-cell office:value-type="float" office:value="5749" table:style-name="ce18">
            <text:p>5,749</text:p>
          </table:table-cell>
          <table:table-cell office:value-type="float" office:value="3.17" table:style-name="ce19">
            <text:p>3.17</text:p>
          </table:table-cell>
          <table:table-cell office:value-type="float" office:value="16630" table:style-name="ce18">
            <text:p>16,630</text:p>
          </table:table-cell>
          <table:table-cell office:value-type="float" office:value="8538" table:style-name="ce18">
            <text:p>8,538</text:p>
          </table:table-cell>
          <table:table-cell office:value-type="float" office:value="8092" table:style-name="ce18">
            <text:p>8,092</text:p>
          </table:table-cell>
          <table:table-cell office:value-type="float" office:value="4.47" table:style-name="ce19">
            <text:p>4.47</text:p>
          </table:table-cell>
          <table:table-cell office:value-type="float" office:value="30561" table:style-name="ce18">
            <text:p>30,561</text:p>
          </table:table-cell>
          <table:table-cell office:value-type="float" office:value="15752" table:style-name="ce18">
            <text:p>15,752</text:p>
          </table:table-cell>
          <table:table-cell office:value-type="float" office:value="14809" table:style-name="ce18">
            <text:p>14,809</text:p>
          </table:table-cell>
          <table:table-cell office:value-type="float" office:value="8.2100000000000009" table:style-name="ce19">
            <text:p>8.21</text:p>
          </table:table-cell>
          <table:table-cell office:value-type="float" office:value="33685" table:style-name="ce18">
            <text:p>33,685</text:p>
          </table:table-cell>
          <table:table-cell office:value-type="float" office:value="17410" table:style-name="ce18">
            <text:p>17,410</text:p>
          </table:table-cell>
          <table:table-cell office:value-type="float" office:value="16275" table:style-name="ce18">
            <text:p>16,275</text:p>
          </table:table-cell>
          <table:table-cell office:value-type="float" office:value="9.0500000000000007" table:style-name="ce19">
            <text:p>9.05</text:p>
          </table:table-cell>
          <table:table-cell office:value-type="float" office:value="22807" table:style-name="ce18">
            <text:p>22,807</text:p>
          </table:table-cell>
          <table:table-cell office:value-type="float" office:value="11994" table:style-name="ce18">
            <text:p>11,994</text:p>
          </table:table-cell>
          <table:table-cell office:value-type="float" office:value="10813" table:style-name="ce18">
            <text:p>10,813</text:p>
          </table:table-cell>
          <table:table-cell office:value-type="float" office:value="6.13" table:style-name="ce19">
            <text:p>6.13</text:p>
          </table:table-cell>
          <table:table-cell office:value-type="float" office:value="309453" table:style-name="ce18">
            <text:p>309,453</text:p>
          </table:table-cell>
          <table:table-cell office:value-type="float" office:value="153859" table:style-name="ce18">
            <text:p>153,859</text:p>
          </table:table-cell>
          <table:table-cell office:value-type="float" office:value="155594" table:style-name="ce18">
            <text:p>155,594</text:p>
          </table:table-cell>
          <table:table-cell office:value-type="float" office:value="83.17" table:style-name="ce19">
            <text:p>83.17</text:p>
          </table:table-cell>
          <table:table-cell office:value-type="float" office:value="53038" table:style-name="ce18">
            <text:p>53,038</text:p>
          </table:table-cell>
          <table:table-cell office:value-type="float" office:value="24166" table:style-name="ce18">
            <text:p>24,166</text:p>
          </table:table-cell>
          <table:table-cell office:value-type="float" office:value="28872" table:style-name="ce18">
            <text:p>28,872</text:p>
          </table:table-cell>
          <table:table-cell office:value-type="float" office:value="14.25" table:style-name="ce17">
            <text:p>14.25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新竹市</text:p>
          </table:table-cell>
          <table:table-cell office:value-type="float" office:value="438524" table:style-name="ce18">
            <text:p>438,524</text:p>
          </table:table-cell>
          <table:table-cell office:value-type="float" office:value="216669" table:style-name="ce18">
            <text:p>216,669</text:p>
          </table:table-cell>
          <table:table-cell office:value-type="float" office:value="221855" table:style-name="ce18">
            <text:p>221,855</text:p>
          </table:table-cell>
          <table:table-cell office:value-type="float" office:value="25686" table:style-name="ce18">
            <text:p>25,686</text:p>
          </table:table-cell>
          <table:table-cell office:value-type="float" office:value="13234" table:style-name="ce18">
            <text:p>13,234</text:p>
          </table:table-cell>
          <table:table-cell office:value-type="float" office:value="12452" table:style-name="ce18">
            <text:p>12,452</text:p>
          </table:table-cell>
          <table:table-cell office:value-type="float" office:value="5.86" table:style-name="ce19">
            <text:p>5.86</text:p>
          </table:table-cell>
          <table:table-cell office:value-type="float" office:value="35876" table:style-name="ce18">
            <text:p>35,876</text:p>
          </table:table-cell>
          <table:table-cell office:value-type="float" office:value="18566" table:style-name="ce18">
            <text:p>18,566</text:p>
          </table:table-cell>
          <table:table-cell office:value-type="float" office:value="17310" table:style-name="ce18">
            <text:p>17,310</text:p>
          </table:table-cell>
          <table:table-cell office:value-type="float" office:value="8.18" table:style-name="ce19">
            <text:p>8.18</text:p>
          </table:table-cell>
          <table:table-cell office:value-type="float" office:value="60995" table:style-name="ce18">
            <text:p>60,995</text:p>
          </table:table-cell>
          <table:table-cell office:value-type="float" office:value="31738" table:style-name="ce18">
            <text:p>31,738</text:p>
          </table:table-cell>
          <table:table-cell office:value-type="float" office:value="29257" table:style-name="ce18">
            <text:p>29,257</text:p>
          </table:table-cell>
          <table:table-cell office:value-type="float" office:value="13.91" table:style-name="ce19">
            <text:p>13.91</text:p>
          </table:table-cell>
          <table:table-cell office:value-type="float" office:value="66019" table:style-name="ce18">
            <text:p>66,019</text:p>
          </table:table-cell>
          <table:table-cell office:value-type="float" office:value="34343" table:style-name="ce18">
            <text:p>34,343</text:p>
          </table:table-cell>
          <table:table-cell office:value-type="float" office:value="31676" table:style-name="ce18">
            <text:p>31,676</text:p>
          </table:table-cell>
          <table:table-cell office:value-type="float" office:value="15.05" table:style-name="ce19">
            <text:p>15.05</text:p>
          </table:table-cell>
          <table:table-cell office:value-type="float" office:value="32133" table:style-name="ce18">
            <text:p>32,133</text:p>
          </table:table-cell>
          <table:table-cell office:value-type="float" office:value="16710" table:style-name="ce18">
            <text:p>16,710</text:p>
          </table:table-cell>
          <table:table-cell office:value-type="float" office:value="15423" table:style-name="ce18">
            <text:p>15,423</text:p>
          </table:table-cell>
          <table:table-cell office:value-type="float" office:value="7.33" table:style-name="ce19">
            <text:p>7.33</text:p>
          </table:table-cell>
          <table:table-cell office:value-type="float" office:value="334640" table:style-name="ce18">
            <text:p>334,640</text:p>
          </table:table-cell>
          <table:table-cell office:value-type="float" office:value="162572" table:style-name="ce18">
            <text:p>162,572</text:p>
          </table:table-cell>
          <table:table-cell office:value-type="float" office:value="172068" table:style-name="ce18">
            <text:p>172,068</text:p>
          </table:table-cell>
          <table:table-cell office:value-type="float" office:value="76.31" table:style-name="ce19">
            <text:p>76.31</text:p>
          </table:table-cell>
          <table:table-cell office:value-type="float" office:value="49114" table:style-name="ce18">
            <text:p>49,114</text:p>
          </table:table-cell>
          <table:table-cell office:value-type="float" office:value="21966" table:style-name="ce18">
            <text:p>21,966</text:p>
          </table:table-cell>
          <table:table-cell office:value-type="float" office:value="27148" table:style-name="ce18">
            <text:p>27,148</text:p>
          </table:table-cell>
          <table:table-cell office:value-type="float" office:value="11.2" table:style-name="ce17">
            <text:p>11.20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嘉義市</text:p>
          </table:table-cell>
          <table:table-cell office:value-type="float" office:value="269949" table:style-name="ce18">
            <text:p>269,949</text:p>
          </table:table-cell>
          <table:table-cell office:value-type="float" office:value="131368" table:style-name="ce18">
            <text:p>131,368</text:p>
          </table:table-cell>
          <table:table-cell office:value-type="float" office:value="138581" table:style-name="ce18">
            <text:p>138,581</text:p>
          </table:table-cell>
          <table:table-cell office:value-type="float" office:value="11135" table:style-name="ce18">
            <text:p>11,135</text:p>
          </table:table-cell>
          <table:table-cell office:value-type="float" office:value="5770" table:style-name="ce18">
            <text:p>5,770</text:p>
          </table:table-cell>
          <table:table-cell office:value-type="float" office:value="5365" table:style-name="ce18">
            <text:p>5,365</text:p>
          </table:table-cell>
          <table:table-cell office:value-type="float" office:value="4.12" table:style-name="ce19">
            <text:p>4.12</text:p>
          </table:table-cell>
          <table:table-cell office:value-type="float" office:value="15885" table:style-name="ce18">
            <text:p>15,885</text:p>
          </table:table-cell>
          <table:table-cell office:value-type="float" office:value="8249" table:style-name="ce18">
            <text:p>8,249</text:p>
          </table:table-cell>
          <table:table-cell office:value-type="float" office:value="7636" table:style-name="ce18">
            <text:p>7,636</text:p>
          </table:table-cell>
          <table:table-cell office:value-type="float" office:value="5.88" table:style-name="ce19">
            <text:p>5.88</text:p>
          </table:table-cell>
          <table:table-cell office:value-type="float" office:value="29037" table:style-name="ce18">
            <text:p>29,037</text:p>
          </table:table-cell>
          <table:table-cell office:value-type="float" office:value="15130" table:style-name="ce18">
            <text:p>15,130</text:p>
          </table:table-cell>
          <table:table-cell office:value-type="float" office:value="13907" table:style-name="ce18">
            <text:p>13,907</text:p>
          </table:table-cell>
          <table:table-cell office:value-type="float" office:value="10.76" table:style-name="ce19">
            <text:p>10.76</text:p>
          </table:table-cell>
          <table:table-cell office:value-type="float" office:value="32076" table:style-name="ce18">
            <text:p>32,076</text:p>
          </table:table-cell>
          <table:table-cell office:value-type="float" office:value="16749" table:style-name="ce18">
            <text:p>16,749</text:p>
          </table:table-cell>
          <table:table-cell office:value-type="float" office:value="15327" table:style-name="ce18">
            <text:p>15,327</text:p>
          </table:table-cell>
          <table:table-cell office:value-type="float" office:value="11.88" table:style-name="ce19">
            <text:p>11.88</text:p>
          </table:table-cell>
          <table:table-cell office:value-type="float" office:value="20700" table:style-name="ce18">
            <text:p>20,700</text:p>
          </table:table-cell>
          <table:table-cell office:value-type="float" office:value="10892" table:style-name="ce18">
            <text:p>10,892</text:p>
          </table:table-cell>
          <table:table-cell office:value-type="float" office:value="9808" table:style-name="ce18">
            <text:p>9,808</text:p>
          </table:table-cell>
          <table:table-cell office:value-type="float" office:value="7.67" table:style-name="ce19">
            <text:p>7.67</text:p>
          </table:table-cell>
          <table:table-cell office:value-type="float" office:value="212790" table:style-name="ce18">
            <text:p>212,790</text:p>
          </table:table-cell>
          <table:table-cell office:value-type="float" office:value="101491" table:style-name="ce18">
            <text:p>101,491</text:p>
          </table:table-cell>
          <table:table-cell office:value-type="float" office:value="111299" table:style-name="ce18">
            <text:p>111,299</text:p>
          </table:table-cell>
          <table:table-cell office:value-type="float" office:value="78.83" table:style-name="ce19">
            <text:p>78.83</text:p>
          </table:table-cell>
          <table:table-cell office:value-type="float" office:value="36936" table:style-name="ce18">
            <text:p>36,936</text:p>
          </table:table-cell>
          <table:table-cell office:value-type="float" office:value="16325" table:style-name="ce18">
            <text:p>16,325</text:p>
          </table:table-cell>
          <table:table-cell office:value-type="float" office:value="20611" table:style-name="ce18">
            <text:p>20,611</text:p>
          </table:table-cell>
          <table:table-cell office:value-type="float" office:value="13.68" table:style-name="ce17">
            <text:p>13.68</text:p>
          </table:table-cell>
          <table:table-cell table:number-columns-repeated="16352"/>
        </table:table-row>
        <table:table-row table:style-name="ro10">
          <table:table-cell office:value-type="string" table:style-name="ce21">
            <text:p>福建省</text:p>
          </table:table-cell>
          <table:table-cell office:value-type="float" office:value="148127" table:style-name="ce18">
            <text:p>148,127</text:p>
          </table:table-cell>
          <table:table-cell office:value-type="float" office:value="74908" table:style-name="ce18">
            <text:p>74,908</text:p>
          </table:table-cell>
          <table:table-cell office:value-type="float" office:value="73219" table:style-name="ce18">
            <text:p>73,219</text:p>
          </table:table-cell>
          <table:table-cell office:value-type="float" office:value="6571" table:style-name="ce18">
            <text:p>6,571</text:p>
          </table:table-cell>
          <table:table-cell office:value-type="float" office:value="3432" table:style-name="ce18">
            <text:p>3,432</text:p>
          </table:table-cell>
          <table:table-cell office:value-type="float" office:value="3139" table:style-name="ce18">
            <text:p>3,139</text:p>
          </table:table-cell>
          <table:table-cell office:value-type="float" office:value="4.4400000000000004" table:style-name="ce19">
            <text:p>4.44</text:p>
          </table:table-cell>
          <table:table-cell office:value-type="float" office:value="8272" table:style-name="ce18">
            <text:p>8,272</text:p>
          </table:table-cell>
          <table:table-cell office:value-type="float" office:value="4315" table:style-name="ce18">
            <text:p>4,315</text:p>
          </table:table-cell>
          <table:table-cell office:value-type="float" office:value="3957" table:style-name="ce18">
            <text:p>3,957</text:p>
          </table:table-cell>
          <table:table-cell office:value-type="float" office:value="5.58" table:style-name="ce19">
            <text:p>5.58</text:p>
          </table:table-cell>
          <table:table-cell office:value-type="float" office:value="12409" table:style-name="ce18">
            <text:p>12,409</text:p>
          </table:table-cell>
          <table:table-cell office:value-type="float" office:value="6478" table:style-name="ce18">
            <text:p>6,478</text:p>
          </table:table-cell>
          <table:table-cell office:value-type="float" office:value="5931" table:style-name="ce18">
            <text:p>5,931</text:p>
          </table:table-cell>
          <table:table-cell office:value-type="float" office:value="8.3800000000000008" table:style-name="ce19">
            <text:p>8.38</text:p>
          </table:table-cell>
          <table:table-cell office:value-type="float" office:value="13196" table:style-name="ce18">
            <text:p>13,196</text:p>
          </table:table-cell>
          <table:table-cell office:value-type="float" office:value="6877" table:style-name="ce18">
            <text:p>6,877</text:p>
          </table:table-cell>
          <table:table-cell office:value-type="float" office:value="6319" table:style-name="ce18">
            <text:p>6,319</text:p>
          </table:table-cell>
          <table:table-cell office:value-type="float" office:value="8.91" table:style-name="ce19">
            <text:p>8.91</text:p>
          </table:table-cell>
          <table:table-cell office:value-type="float" office:value="6320" table:style-name="ce18">
            <text:p>6,320</text:p>
          </table:table-cell>
          <table:table-cell office:value-type="float" office:value="3294" table:style-name="ce18">
            <text:p>3,294</text:p>
          </table:table-cell>
          <table:table-cell office:value-type="float" office:value="3026" table:style-name="ce18">
            <text:p>3,026</text:p>
          </table:table-cell>
          <table:table-cell office:value-type="float" office:value="4.2699999999999996" table:style-name="ce19">
            <text:p>4.27</text:p>
          </table:table-cell>
          <table:table-cell office:value-type="float" office:value="125518" table:style-name="ce18">
            <text:p>125,518</text:p>
          </table:table-cell>
          <table:table-cell office:value-type="float" office:value="63202" table:style-name="ce18">
            <text:p>63,202</text:p>
          </table:table-cell>
          <table:table-cell office:value-type="float" office:value="62316" table:style-name="ce18">
            <text:p>62,316</text:p>
          </table:table-cell>
          <table:table-cell office:value-type="float" office:value="84.74" table:style-name="ce19">
            <text:p>84.74</text:p>
          </table:table-cell>
          <table:table-cell office:value-type="float" office:value="17364" table:style-name="ce18">
            <text:p>17,364</text:p>
          </table:table-cell>
          <table:table-cell office:value-type="float" office:value="8378" table:style-name="ce18">
            <text:p>8,378</text:p>
          </table:table-cell>
          <table:table-cell office:value-type="float" office:value="8986" table:style-name="ce18">
            <text:p>8,986</text:p>
          </table:table-cell>
          <table:table-cell office:value-type="float" office:value="11.72" table:style-name="ce17">
            <text:p>11.72</text:p>
          </table:table-cell>
          <table:table-cell table:number-columns-repeated="16352"/>
        </table:table-row>
        <table:table-row table:style-name="ro1">
          <table:table-cell office:value-type="string" table:style-name="ce20">
            <text:p>金門縣</text:p>
          </table:table-cell>
          <table:table-cell office:value-type="float" office:value="135440" table:style-name="ce18">
            <text:p>135,440</text:p>
          </table:table-cell>
          <table:table-cell office:value-type="float" office:value="67674" table:style-name="ce18">
            <text:p>67,674</text:p>
          </table:table-cell>
          <table:table-cell office:value-type="float" office:value="67766" table:style-name="ce18">
            <text:p>67,766</text:p>
          </table:table-cell>
          <table:table-cell office:value-type="float" office:value="5886" table:style-name="ce18">
            <text:p>5,886</text:p>
          </table:table-cell>
          <table:table-cell office:value-type="float" office:value="3081" table:style-name="ce18">
            <text:p>3,081</text:p>
          </table:table-cell>
          <table:table-cell office:value-type="float" office:value="2805" table:style-name="ce18">
            <text:p>2,805</text:p>
          </table:table-cell>
          <table:table-cell office:value-type="float" office:value="4.3499999999999996" table:style-name="ce19">
            <text:p>4.35</text:p>
          </table:table-cell>
          <table:table-cell office:value-type="float" office:value="7411" table:style-name="ce18">
            <text:p>7,411</text:p>
          </table:table-cell>
          <table:table-cell office:value-type="float" office:value="3875" table:style-name="ce18">
            <text:p>3,875</text:p>
          </table:table-cell>
          <table:table-cell office:value-type="float" office:value="3536" table:style-name="ce18">
            <text:p>3,536</text:p>
          </table:table-cell>
          <table:table-cell office:value-type="float" office:value="5.47" table:style-name="ce19">
            <text:p>5.47</text:p>
          </table:table-cell>
          <table:table-cell office:value-type="float" office:value="11096" table:style-name="ce18">
            <text:p>11,096</text:p>
          </table:table-cell>
          <table:table-cell office:value-type="float" office:value="5787" table:style-name="ce18">
            <text:p>5,787</text:p>
          </table:table-cell>
          <table:table-cell office:value-type="float" office:value="5309" table:style-name="ce18">
            <text:p>5,309</text:p>
          </table:table-cell>
          <table:table-cell office:value-type="float" office:value="8.19" table:style-name="ce19">
            <text:p>8.19</text:p>
          </table:table-cell>
          <table:table-cell office:value-type="float" office:value="11816" table:style-name="ce18">
            <text:p>11,816</text:p>
          </table:table-cell>
          <table:table-cell office:value-type="float" office:value="6151" table:style-name="ce18">
            <text:p>6,151</text:p>
          </table:table-cell>
          <table:table-cell office:value-type="float" office:value="5665" table:style-name="ce18">
            <text:p>5,665</text:p>
          </table:table-cell>
          <table:table-cell office:value-type="float" office:value="8.7200000000000006" table:style-name="ce19">
            <text:p>8.72</text:p>
          </table:table-cell>
          <table:table-cell office:value-type="float" office:value="5678" table:style-name="ce18">
            <text:p>5,678</text:p>
          </table:table-cell>
          <table:table-cell office:value-type="float" office:value="2934" table:style-name="ce18">
            <text:p>2,934</text:p>
          </table:table-cell>
          <table:table-cell office:value-type="float" office:value="2744" table:style-name="ce18">
            <text:p>2,744</text:p>
          </table:table-cell>
          <table:table-cell office:value-type="float" office:value="4.1900000000000004" table:style-name="ce19">
            <text:p>4.19</text:p>
          </table:table-cell>
          <table:table-cell office:value-type="float" office:value="115078" table:style-name="ce18">
            <text:p>115,078</text:p>
          </table:table-cell>
          <table:table-cell office:value-type="float" office:value="57178" table:style-name="ce18">
            <text:p>57,178</text:p>
          </table:table-cell>
          <table:table-cell office:value-type="float" office:value="57900" table:style-name="ce18">
            <text:p>57,900</text:p>
          </table:table-cell>
          <table:table-cell office:value-type="float" office:value="84.97" table:style-name="ce19">
            <text:p>84.97</text:p>
          </table:table-cell>
          <table:table-cell office:value-type="float" office:value="16052" table:style-name="ce18">
            <text:p>16,052</text:p>
          </table:table-cell>
          <table:table-cell office:value-type="float" office:value="7683" table:style-name="ce18">
            <text:p>7,683</text:p>
          </table:table-cell>
          <table:table-cell office:value-type="float" office:value="8369" table:style-name="ce18">
            <text:p>8,369</text:p>
          </table:table-cell>
          <table:table-cell office:value-type="float" office:value="11.85" table:style-name="ce17">
            <text:p>11.85</text:p>
          </table:table-cell>
          <table:table-cell table:number-columns-repeated="16352"/>
        </table:table-row>
        <table:table-row table:style-name="ro8">
          <table:table-cell office:value-type="string" table:style-name="ce16">
            <text:p>連江縣</text:p>
          </table:table-cell>
          <table:table-cell office:value-type="float" office:value="12687" table:style-name="ce14">
            <text:p>12,687</text:p>
          </table:table-cell>
          <table:table-cell office:value-type="float" office:value="7234" table:style-name="ce14">
            <text:p>7,234</text:p>
          </table:table-cell>
          <table:table-cell office:value-type="float" office:value="5453" table:style-name="ce14">
            <text:p>5,453</text:p>
          </table:table-cell>
          <table:table-cell office:value-type="float" office:value="685" table:style-name="ce14">
            <text:p>685</text:p>
          </table:table-cell>
          <table:table-cell office:value-type="float" office:value="351" table:style-name="ce14">
            <text:p>351</text:p>
          </table:table-cell>
          <table:table-cell office:value-type="float" office:value="334" table:style-name="ce14">
            <text:p>334</text:p>
          </table:table-cell>
          <table:table-cell office:value-type="float" office:value="5.4" table:style-name="ce15">
            <text:p>5.40</text:p>
          </table:table-cell>
          <table:table-cell office:value-type="float" office:value="861" table:style-name="ce14">
            <text:p>861</text:p>
          </table:table-cell>
          <table:table-cell office:value-type="float" office:value="440" table:style-name="ce14">
            <text:p>440</text:p>
          </table:table-cell>
          <table:table-cell office:value-type="float" office:value="421" table:style-name="ce14">
            <text:p>421</text:p>
          </table:table-cell>
          <table:table-cell office:value-type="float" office:value="6.79" table:style-name="ce15">
            <text:p>6.79</text:p>
          </table:table-cell>
          <table:table-cell office:value-type="float" office:value="1313" table:style-name="ce14">
            <text:p>1,313</text:p>
          </table:table-cell>
          <table:table-cell office:value-type="float" office:value="691" table:style-name="ce14">
            <text:p>691</text:p>
          </table:table-cell>
          <table:table-cell office:value-type="float" office:value="622" table:style-name="ce14">
            <text:p>622</text:p>
          </table:table-cell>
          <table:table-cell office:value-type="float" office:value="10.35" table:style-name="ce15">
            <text:p>10.35</text:p>
          </table:table-cell>
          <table:table-cell office:value-type="float" office:value="1380" table:style-name="ce14">
            <text:p>1,380</text:p>
          </table:table-cell>
          <table:table-cell office:value-type="float" office:value="726" table:style-name="ce14">
            <text:p>726</text:p>
          </table:table-cell>
          <table:table-cell office:value-type="float" office:value="654" table:style-name="ce14">
            <text:p>654</text:p>
          </table:table-cell>
          <table:table-cell office:value-type="float" office:value="10.88" table:style-name="ce15">
            <text:p>10.88</text:p>
          </table:table-cell>
          <table:table-cell office:value-type="float" office:value="642" table:style-name="ce14">
            <text:p>642</text:p>
          </table:table-cell>
          <table:table-cell office:value-type="float" office:value="360" table:style-name="ce14">
            <text:p>360</text:p>
          </table:table-cell>
          <table:table-cell office:value-type="float" office:value="282" table:style-name="ce14">
            <text:p>282</text:p>
          </table:table-cell>
          <table:table-cell office:value-type="float" office:value="5.0599999999999996" table:style-name="ce15">
            <text:p>5.06</text:p>
          </table:table-cell>
          <table:table-cell office:value-type="float" office:value="10440" table:style-name="ce14">
            <text:p>10,440</text:p>
          </table:table-cell>
          <table:table-cell office:value-type="float" office:value="6024" table:style-name="ce14">
            <text:p>6,024</text:p>
          </table:table-cell>
          <table:table-cell office:value-type="float" office:value="4416" table:style-name="ce14">
            <text:p>4,416</text:p>
          </table:table-cell>
          <table:table-cell office:value-type="float" office:value="82.29" table:style-name="ce15">
            <text:p>82.29</text:p>
          </table:table-cell>
          <table:table-cell office:value-type="float" office:value="1312" table:style-name="ce14">
            <text:p>1,312</text:p>
          </table:table-cell>
          <table:table-cell office:value-type="float" office:value="695" table:style-name="ce14">
            <text:p>695</text:p>
          </table:table-cell>
          <table:table-cell office:value-type="float" office:value="617" table:style-name="ce14">
            <text:p>617</text:p>
          </table:table-cell>
          <table:table-cell office:value-type="float" office:value="10.34" table:style-name="ce13">
            <text:p>10.34</text:p>
          </table:table-cell>
          <table:table-cell table:number-columns-repeated="16352" table:style-name="ce12"/>
        </table:table-row>
        <table:table-row table:style-name="ro11">
          <table:table-cell office:value-type="string" table:style-name="ce11">
            <text:p>說明：本表各年齡結構指標項目係屬部分統計，各年齡指標欄位合計數不等於總人口數。</text:p>
          </table:table-cell>
          <table:table-cell table:number-columns-repeated="3" table:style-name="ce10"/>
          <table:table-cell table:number-columns-repeated="3" table:style-name="ce9"/>
          <table:table-cell table:style-name="ce8"/>
          <table:table-cell table:number-columns-repeated="16" table:style-name="ce7"/>
          <table:table-cell table:number-columns-repeated="3" table:style-name="ce6"/>
          <table:table-cell table:number-columns-repeated="4" table:style-name="ce5"/>
          <table:table-cell office:value-type="string" table:style-name="ce4">
            <text:p>內政部戶政司 民國106年5月3日編製</text:p>
          </table:table-cell>
          <table:table-cell table:number-columns-repeated="16352"/>
        </table:table-row>
        <table:table-row table:style-name="ro12">
          <table:table-cell table:style-name="ce2"/>
          <table:table-cell table:number-columns-repeated="3" table:style-name="ce1"/>
          <table:table-cell table:number-columns-repeated="4" table:style-name="ce3"/>
          <table:table-cell table:number-columns-repeated="23" table:style-name="ce1"/>
          <table:table-cell table:style-name="ce2"/>
          <table:table-cell table:number-columns-repeated="16352"/>
        </table:table-row>
        <table:table-row table:number-rows-repeated="1048545" table:style-name="ro12">
          <table:table-cell table:number-columns-repeated="16384"/>
        </table:table-row>
      </table:table>
      <table:table table:name="'file:///D:/Documents%20and%20Settings/Administrator/桌面/苗栗.xls'#母體清冊" table:style-name="ta2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2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2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2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4/新表號04,05,速報3階段年齡-連結(公式)檔106.4.xls'#速報-年齡結構-新(列印版)" table:style-name="ta2">
        <table:table-source xlink:href="file:///D:/0662/A.上網月報(含1科)/106年/10604/新表號04,05,速報3階段年齡-連結(公式)檔106.4.xls" table:table-name="速報-年齡結構-新(列印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4/新表號04,05,速報3階段年齡-連結(公式)檔106.4.xls'#速報-年齡結構-新(貼值-上網版)" table:style-name="ta2">
        <table:table-source xlink:href="file:///D:/0662/A.上網月報(含1科)/106年/10604/新表號04,05,速報3階段年齡-連結(公式)檔106.4.xls" table:table-name="速報-年齡結構-新(貼值-上網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4/新表號04,05,速報3階段年齡-連結(公式)檔106.4.xls'#05年齡結構-列印版" table:style-name="ta2">
        <table:table-source xlink:href="file:///D:/0662/A.上網月報(含1科)/106年/10604/新表號04,05,速報3階段年齡-連結(公式)檔106.4.xls" table:table-name="05年齡結構-列印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4/新表號04,05,速報3階段年齡-連結(公式)檔106.4.xls'#上月速報年齡結構-不用" table:style-name="ta2">
        <table:table-source xlink:href="file:///D:/0662/A.上網月報(含1科)/106年/10604/新表號04,05,速報3階段年齡-連結(公式)檔106.4.xls" table:table-name="上月速報年齡結構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4/新表號04,05,速報3階段年齡-連結(公式)檔106.4.xls'#本月-上月速報年齡結構(增減)" table:style-name="ta2">
        <table:table-source xlink:href="file:///D:/0662/A.上網月報(含1科)/106年/10604/新表號04,05,速報3階段年齡-連結(公式)檔106.4.xls" table:table-name="本月-上月速報年齡結構(增減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4/新表號04,05,速報3階段年齡-連結(公式)檔106.4.xls'#人口指標0-2,6" table:style-name="ta2">
        <table:table-source xlink:href="file:///D:/0662/A.上網月報(含1科)/106年/10604/新表號04,05,速報3階段年齡-連結(公式)檔106.4.xls" table:table-name="人口指標0-2,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4/新表號04,05,速報3階段年齡-連結(公式)檔106.4.xls'#年齡結構-另給司長-不用" table:style-name="ta2">
        <table:table-source xlink:href="file:///D:/0662/A.上網月報(含1科)/106年/10604/新表號04,05,速報3階段年齡-連結(公式)檔106.4.xls" table:table-name="年齡結構-另給司長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4/新表號04,05,速報3階段年齡-連結(公式)檔106.4.xls'#速報-3階段年齡結構-不用" table:style-name="ta2">
        <table:table-source xlink:href="file:///D:/0662/A.上網月報(含1科)/106年/10604/新表號04,05,速報3階段年齡-連結(公式)檔106.4.xls" table:table-name="速報-3階段年齡結構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2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2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2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齡結構.$A$1"/>
        <table:named-expression table:name="\b" table:expression="of:=[.#REF!]" table:base-cell-address="年齡結構.$A$1"/>
        <table:named-expression table:name="NAME" table:expression="of:=[.#REF!]" table:base-cell-address="年齡結構.$A$1"/>
        <table:named-expression table:name="P_1" table:expression="of:=[.#REF!]" table:base-cell-address="年齡結構.$A$1"/>
        <table:named-expression table:name="P_11" table:expression="of:=[.#REF!]" table:base-cell-address="年齡結構.$A$1"/>
        <table:named-expression table:name="P_2" table:expression="of:=[.#REF!]" table:base-cell-address="年齡結構.$A$1"/>
        <table:named-expression table:name="Print_Area" table:expression="of:=[.#REF!]" table:base-cell-address="年齡結構.$A$1"/>
        <table:named-expression table:name="PRINT_AREA_MI" table:expression="of:=[.#REF!]" table:base-cell-address="年齡結構.$A$1"/>
        <table:named-expression table:name="rd_rf_f_97y_9802_data" table:expression="of:=[.#REF!]" table:base-cell-address="年齡結構.$A$1"/>
        <table:named-expression table:name="rd_rg_f_84y_97y_data" table:expression="of:=[.#REF!]" table:base-cell-address="年齡結構.$A$1"/>
        <table:named-expression table:name="rd_rg_f_9805_data" table:expression="of:=[.#REF!]" table:base-cell-address="年齡結構.$A$1"/>
        <table:named-expression table:name="rd_rg_f_9806_data" table:expression="of:=[.#REF!]" table:base-cell-address="年齡結構.$A$1"/>
        <table:named-expression table:name="rd_rg_f_9807_data" table:expression="of:=[.#REF!]" table:base-cell-address="年齡結構.$A$1"/>
        <table:named-expression table:name="rd_rg_f_9808_data" table:expression="of:=[.#REF!]" table:base-cell-address="年齡結構.$A$1"/>
        <table:named-expression table:name="rd_rg_f_98y_9803_data" table:expression="of:=[.#REF!]" table:base-cell-address="年齡結構.$A$1"/>
        <table:named-expression table:name="rd_rg_f_98y_9804_data" table:expression="of:=[.#REF!]" table:base-cell-address="年齡結構.$A$1"/>
        <table:named-expression table:name="rd_rg_q_84y_97y_data" table:expression="of:=[.#REF!]" table:base-cell-address="年齡結構.$A$1"/>
        <table:named-expression table:name="rd_rg_q_97y_9802_data" table:expression="of:=[.#REF!]" table:base-cell-address="年齡結構.$A$1"/>
        <table:named-expression table:name="rd_rg_q_9805_data" table:expression="of:=[.#REF!]" table:base-cell-address="年齡結構.$A$1"/>
        <table:named-expression table:name="rd_rg_q_9806_data" table:expression="of:=[.#REF!]" table:base-cell-address="年齡結構.$A$1"/>
        <table:named-expression table:name="rd_rg_q_9807_data" table:expression="of:=[.#REF!]" table:base-cell-address="年齡結構.$A$1"/>
        <table:named-expression table:name="rd_rg_q_9808_data" table:expression="of:=[.#REF!]" table:base-cell-address="年齡結構.$A$1"/>
        <table:named-expression table:name="rd_rg_q_98y_9803_data" table:expression="of:=[.#REF!]" table:base-cell-address="年齡結構.$A$1"/>
        <table:named-expression table:name="rd_rg_q_98y_9804_data" table:expression="of:=[.#REF!]" table:base-cell-address="年齡結構.$A$1"/>
        <table:named-expression table:name="rd_rg_q9607" table:expression="of:=[.#REF!]" table:base-cell-address="年齡結構.$A$1"/>
        <table:named-expression table:name="rd_t_84y_97y_data" table:expression="of:=[.#REF!]" table:base-cell-address="年齡結構.$A$1"/>
        <table:named-expression table:name="rd_t_97y_9802_data" table:expression="of:=[.#REF!]" table:base-cell-address="年齡結構.$A$1"/>
        <table:named-expression table:name="rd_t_9805_data" table:expression="of:=[.#REF!]" table:base-cell-address="年齡結構.$A$1"/>
        <table:named-expression table:name="rd_t_9806_data" table:expression="of:=[.#REF!]" table:base-cell-address="年齡結構.$A$1"/>
        <table:named-expression table:name="rd_t_9807_data" table:expression="of:=[.#REF!]" table:base-cell-address="年齡結構.$A$1"/>
        <table:named-expression table:name="rd_t_9808_data" table:expression="of:=[.#REF!]" table:base-cell-address="年齡結構.$A$1"/>
        <table:named-expression table:name="rd_t_98y_9803_data" table:expression="of:=[.#REF!]" table:base-cell-address="年齡結構.$A$1"/>
        <table:named-expression table:name="rd_t_98y_9804_data" table:expression="of:=[.#REF!]" table:base-cell-address="年齡結構.$A$1"/>
        <table:named-expression table:name="rd_t9607" table:expression="of:=[.#REF!]" table:base-cell-address="年齡結構.$A$1"/>
        <table:named-expression table:name="月底人口數" table:expression="of:=[.#REF!]" table:base-cell-address="年齡結構.$A$1"/>
        <table:named-expression table:name="出生" table:expression="of:=[.#REF!]" table:base-cell-address="年齡結構.$A$1"/>
        <table:named-expression table:name="死亡" table:expression="of:=[.#REF!]" table:base-cell-address="年齡結構.$A$1"/>
        <table:named-expression table:name="結婚" table:expression="of:=[.#REF!]" table:base-cell-address="年齡結構.$A$1"/>
        <table:named-expression table:name="鄰數戶數" table:expression="of:=[.#REF!]" table:base-cell-address="年齡結構.$A$1"/>
        <table:named-expression table:name="離婚" table:expression="of:=[.#REF!]" table:base-cell-address="年齡結構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" svg:font-family="&quot;Times New Roman&quot;"/>
    <style:font-face style:name="細明體" svg:font-family="細明體"/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48P0">
      <number:number number:decimal-places="2" number:min-integer-digits="1" number:grouping="true"/>
    </number:number-style>
    <number:number-style style:name="N48P1">
      <number:text>–</number:text>
      <number:number number:decimal-places="2" number:min-integer-digits="1" number:grouping="true"/>
    </number:number-style>
    <number:text-style style:name="N48">
      <number:text>—</number:text>
      <style:map style:condition="value()&gt;0" style:apply-style-name="N48P0"/>
      <style:map style:condition="value()&lt;0" style:apply-style-name="N48P1"/>
    </number:text-style>
    <number:number-style style:name="N49P0">
      <number:number number:decimal-places="0" number:min-integer-digits="1" number:grouping="true"/>
    </number:number-style>
    <number:number-style style:name="N49P1">
      <number:text>-</number:text>
      <number:number number:decimal-places="0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/>
    </style:style>
    <style:style style:name="_19968__33324__Book3" style:display-name="一般_Book3" style:family="table-cell" style:data-style-name="N0">
      <style:table-cell-properties style:vertical-align="automatic" fo:background-color="transparent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</style:style>
    <style:style style:name="_21315__20998__20301__91_0_93_" style:display-name="千分位[0]" style:family="table-cell" style:data-style-name="N50"/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50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.19685039370078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7-05-03T08:00:08Z</meta:creation-date>
    <dc:date>2017-05-03T08:00:54Z</dc:date>
  </office:meta>
</office:document-meta>
</file>